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8.86883333333333cm"/>
    </style:style>
    <style:style style:name="co2" style:family="table-column">
      <style:table-column-properties fo:break-before="auto" style:column-width="5.56683333333333cm"/>
    </style:style>
    <style:style style:name="co3" style:family="table-column">
      <style:table-column-properties fo:break-before="auto" style:column-width="3.302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ro5" style:family="table-row">
      <style:table-row-properties style:row-height="172.8pt" style:use-optimal-row-height="true" fo:break-before="auto"/>
    </style:style>
    <style:style style:name="ro6" style:family="table-row">
      <style:table-row-properties style:row-height="86.4pt" style:use-optimal-row-height="true" fo:break-before="auto"/>
    </style:style>
    <style:style style:name="ro7" style:family="table-row">
      <style:table-row-properties style:row-height="115.2pt" style:use-optimal-row-height="true" fo:break-before="auto"/>
    </style:style>
    <style:style style:name="ro8" style:family="table-row">
      <style:table-row-properties style:row-height="100.8pt" style:use-optimal-row-height="true" fo:break-before="auto"/>
    </style:style>
    <style:style style:name="ro9" style:family="table-row">
      <style:table-row-properties style:row-height="57.6pt" style:use-optimal-row-height="true" fo:break-before="auto"/>
    </style:style>
    <style:style style:name="ro10" style:family="table-row">
      <style:table-row-properties style:row-height="144pt" style:use-optimal-row-height="true" fo:break-before="auto"/>
    </style:style>
    <style:style style:name="ro11" style:family="table-row">
      <style:table-row-properties style:row-height="129.6pt" style:use-optimal-row-height="true" fo:break-before="auto"/>
    </style:style>
    <style:style style:name="ro12" style:family="table-row">
      <style:table-row-properties style:row-height="201.6pt" style:use-optimal-row-height="true" fo:break-before="auto"/>
    </style:style>
    <style:style style:name="ro13" style:family="table-row">
      <style:table-row-properties style:row-height="158.4pt" style:use-optimal-row-height="true" fo:break-before="auto"/>
    </style:style>
    <style:style style:name="ro14" style:family="table-row">
      <style:table-row-properties style:row-height="187.2pt" style:use-optimal-row-height="true" fo:break-before="auto"/>
    </style:style>
    <style:style style:name="ro15" style:family="table-row">
      <style:table-row-properties style:row-height="259.2pt" style:use-optimal-row-height="true" fo:break-before="auto"/>
    </style:style>
    <style:style style:name="ro16" style:family="table-row">
      <style:table-row-properties style:row-height="288pt" style:use-optimal-row-height="true" fo:break-before="auto"/>
    </style:style>
    <style:style style:name="ro17" style:family="table-row">
      <style:table-row-properties style:row-height="216pt" style:use-optimal-row-height="true" fo:break-before="auto"/>
    </style:style>
    <style:style style:name="ro18" style:family="table-row">
      <style:table-row-properties style:row-height="244.8pt" style:use-optimal-row-height="true" fo:break-before="auto"/>
    </style:style>
    <style:style style:name="ro19" style:family="table-row">
      <style:table-row-properties style:row-height="273.6pt" style:use-optimal-row-height="true" fo:break-before="auto"/>
    </style:style>
    <style:style style:name="ro20" style:family="table-row">
      <style:table-row-properties style:row-height="230.4pt" style:use-optimal-row-height="true" fo:break-before="auto"/>
    </style:style>
    <style:style style:name="ro21" style:family="table-row">
      <style:table-row-properties style:row-height="403.2pt" style:use-optimal-row-height="true" fo:break-before="auto"/>
    </style:style>
    <style:style style:name="ro22" style:family="table-row">
      <style:table-row-properties style:row-height="409.6pt" style:use-optimal-row-height="true" fo:break-before="auto"/>
    </style:style>
    <style:style style:name="ro23" style:family="table-row">
      <style:table-row-properties style:row-height="30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boles_y_arbustos_de_Costa_R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mbre científico<text:s/></text:p>
          </table:table-cell>
          <table:table-cell office:value-type="string" table:style-name="ce3">
            <text:p>Nombre común<text:s/></text:p>
          </table:table-cell>
          <table:table-cell office:value-type="string" table:style-name="ce4">
            <text:p>Familia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barema adenophora (Ducke) Barneby &amp; J. W. G<text:s/></text:p>
          </table:table-cell>
          <table:table-cell office:value-type="string" table:style-name="ce6">
            <text:p>Nene , Ojo de gring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barema barbouriana (Standl.) Barneby &amp; Grime<text:s/></text:p>
          </table:table-cell>
          <table:table-cell office:value-type="string" table:style-name="ce6">
            <text:p>Niñañiri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Abarema idiopoda (S.F. Blake) Barneby &amp; J<text:s/></text:p>
          </table:table-cell>
          <table:table-cell office:value-type="string" table:style-name="ce6">
            <text:p>Cashá , Espino amarillo , Espino blanc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Abarema macradenia (Pittier) Barneby &amp; J. W.<text:s/></text:p>
          </table:table-cell>
          <table:table-cell office:value-type="string" table:style-name="ce6">
            <text:p>Ajillo , Arenillo , Cenízaro amarillo , Cenízaro macho , Cola de pavo , Guabo de montaña , Ojo de gring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acia angustissima (Mill.) Kuntze<text:s/></text:p>
          </table:table-cell>
          <table:table-cell office:value-type="string" table:style-name="ce6">
            <text:p>Carboncill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acia collinsii Saff.<text:s/></text:p>
          </table:table-cell>
          <table:table-cell office:value-type="string" table:style-name="ce6">
            <text:p>Cornizuel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cacia tenuifolia (L.) Willd.<text:s/></text:p>
          </table:table-cell>
          <table:table-cell office:value-type="string" table:style-name="ce6">
            <text:p>Amor fino , Rabo de iguana , Uña de gat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idoton nicaraguensis (Hemsl.) G. L. Webster<text:s/></text:p>
          </table:table-cell>
          <table:table-cell office:value-type="string" table:style-name="ce6">
            <text:p>Barranquill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nistus arborescens (L.) Schltdl.<text:s/></text:p>
          </table:table-cell>
          <table:table-cell office:value-type="string" table:style-name="ce6">
            <text:p>Güitite , Huitite<text:s/></text:p>
          </table:table-cell>
          <table:table-cell office:value-type="string" table:style-name="ce1">
            <text:p>Solan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Acosmiun panamense (Benth.) Yakovlev<text:s/></text:p>
          </table:table-cell>
          <table:table-cell office:value-type="string" table:style-name="ce6">
            <text:p>Carboncillo , Chichipate , Comenegro , Guayacán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rocarpus fraxinifolius Wight &amp; Arn.<text:s/></text:p>
          </table:table-cell>
          <table:table-cell office:value-type="string" table:style-name="ce6">
            <text:p>Cedro roj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crocomia aculeata (Jacq.) Lodd. ex Mart. e<text:s/></text:p>
          </table:table-cell>
          <table:table-cell office:value-type="string" table:style-name="ce6">
            <text:p>Coyo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iouea costaricensis (Mez) Kosterm.<text:s/></text:p>
          </table:table-cell>
          <table:table-cell office:value-type="string" table:style-name="ce6">
            <text:p>Guayabón , Ira , Ira mangle , Mangle , Sur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iphanes caryotifolia (Kunth) O. F. Cook<text:s/></text:p>
          </table:table-cell>
          <table:table-cell office:value-type="string" table:style-name="ce6">
            <text:p>Coyur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Albizia adinocephala (Donn. Sm.) Britton &amp; Ros<text:s/></text:p>
          </table:table-cell>
          <table:table-cell office:value-type="string" table:style-name="ce6">
            <text:p>Gallinazo , Gavilán , Gavilana , Gavilancillo , Guanacaste blanc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lbizia carbonaria Britton<text:s/></text:p>
          </table:table-cell>
          <table:table-cell office:value-type="string" table:style-name="ce6">
            <text:p>Pisquil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Albizia guachapele (Kunth) Dugand<text:s/></text:p>
          </table:table-cell>
          <table:table-cell office:value-type="string" table:style-name="ce6">
            <text:p>Cenízaro macho Guayaquil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Albizia niopoides (Spruce ex Benth.) Burkar<text:s/></text:p>
          </table:table-cell>
          <table:table-cell office:value-type="string" table:style-name="ce6">
            <text:p>Cenízaro macho , Gallinazo , Gavilán pacífico central , Gavilancillo , Guanacaste blanc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lchornea costaricensis Pax &amp; K. Hoffm.<text:s/></text:p>
          </table:table-cell>
          <table:table-cell office:value-type="string" table:style-name="ce6">
            <text:p>Chasparría , Fosforillo , Fósforo , Fósforo , Ir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lchornea floribunda (Benth.) Müll. Arg.<text:s/></text:p>
          </table:table-cell>
          <table:table-cell office:value-type="string" table:style-name="ce6">
            <text:p>Ira , Morill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Alchornea latifolia Sw.<text:s/></text:p>
          </table:table-cell>
          <table:table-cell office:value-type="string" table:style-name="ce6">
            <text:p>Canelito , Chapanea , Chasparrio , Chayote <text:s/>, Peine , Tabaquill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lfaroa costaricensis Standl.<text:s/></text:p>
          </table:table-cell>
          <table:table-cell office:value-type="string" table:style-name="ce6">
            <text:p>Campano chile Gaulín<text:s/></text:p>
          </table:table-cell>
          <table:table-cell office:value-type="string" table:style-name="ce1">
            <text:p>Jugland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lfaroa guanacastensis D. E. Stone<text:s/></text:p>
          </table:table-cell>
          <table:table-cell office:value-type="string" table:style-name="ce6">
            <text:p>Rabo de ardilla<text:s/></text:p>
          </table:table-cell>
          <table:table-cell office:value-type="string" table:style-name="ce1">
            <text:p>Jugland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Alibertia edulis (Rich.) A. Rich.<text:s/></text:p>
          </table:table-cell>
          <table:table-cell office:value-type="string" table:style-name="ce6">
            <text:p>Madroño Trompillo , Trompit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lnus acuminata Kunth<text:s/></text:p>
          </table:table-cell>
          <table:table-cell office:value-type="string" table:style-name="ce6">
            <text:p>Jaúl<text:s/></text:p>
          </table:table-cell>
          <table:table-cell office:value-type="string" table:style-name="ce1">
            <text:p>Betul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Alvaradoa amorphoides Liebm.<text:s/></text:p>
          </table:table-cell>
          <table:table-cell office:value-type="string" table:style-name="ce6">
            <text:p>Ardillo , Arenillo , Cirricillo , Rabo de ardilla<text:s/></text:p>
          </table:table-cell>
          <table:table-cell office:value-type="string" table:style-name="ce1">
            <text:p>Simaroub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manoa guianensis Aubl.<text:s/></text:p>
          </table:table-cell>
          <table:table-cell office:value-type="string" table:style-name="ce6">
            <text:p>Yerrill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mpelocera macrocarpa Forero &amp; A. H. Gentry<text:s/></text:p>
          </table:table-cell>
          <table:table-cell office:value-type="string" table:style-name="ce6">
            <text:p>Yodo<text:s/></text:p>
          </table:table-cell>
          <table:table-cell office:value-type="string" table:style-name="ce1">
            <text:p>Ulm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Amphitecna latifolia (Mill.) A. H. Gentry<text:s/></text:p>
          </table:table-cell>
          <table:table-cell office:value-type="string" table:style-name="ce6">
            <text:p>Cabalacillo de playa , Jicarita , Jícaro de estero , Jícaro de play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mphitecna sessilifolia (Donn. Sm.) L. O. William<text:s/></text:p>
          </table:table-cell>
          <table:table-cell office:value-type="string" table:style-name="ce6">
            <text:p>Calabacero , Guacalillo , Jicarilla , Jícaro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nacardium excelsum (Bertero &amp; Balbis ex Kunth) Sk.<text:s/></text:p>
          </table:table-cell>
          <table:table-cell office:value-type="string" table:style-name="ce6">
            <text:p>Espave , Espavel , Rabito , Wild cashew , Yèm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nacardium occidentale L.<text:s/></text:p>
          </table:table-cell>
          <table:table-cell office:value-type="string" table:style-name="ce6">
            <text:p>Cashew Marañón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Andira inermis (W. Wright) Kunth<text:s/></text:p>
          </table:table-cell>
          <table:table-cell office:value-type="string" table:style-name="ce6">
            <text:p>Almendro , Almendro de montaña , Almendro de río , Arenillo , Areno , Carne asada , Coco , Harinil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niba venezuelana Mez<text:s/></text:p>
          </table:table-cell>
          <table:table-cell office:value-type="string" table:style-name="ce6">
            <text:p>Canel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nthodiscus chocoensis Prance<text:s/></text:p>
          </table:table-cell>
          <table:table-cell office:value-type="string" table:style-name="ce6">
            <text:p>Ajillo , Ajo negro , Amarillón , Cascarillo<text:s/></text:p>
          </table:table-cell>
          <table:table-cell office:value-type="string" table:style-name="ce1">
            <text:p>Caryocar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Apeiba membranacea Spruce ex Benth.<text:s/></text:p>
          </table:table-cell>
          <table:table-cell office:value-type="string" table:style-name="ce6">
            <text:p>Botija , Botijo , Burío , Peine de mico , Peine mico , Peinecillo , Tapabotija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Apeiba tibourbou Aubl.<text:s/></text:p>
          </table:table-cell>
          <table:table-cell office:value-type="string" table:style-name="ce6">
            <text:p>Burío , Chumico , Peine de mico , Peine mico , Peinecill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raucaria araucana (Molina) Koch<text:s/></text:p>
          </table:table-cell>
          <table:table-cell office:value-type="string" table:style-name="ce6">
            <text:p>Araucaria<text:s/></text:p>
          </table:table-cell>
          <table:table-cell office:value-type="string" table:style-name="ce1">
            <text:p>Araucar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raucaria cunninghamii Sweet.<text:s/></text:p>
          </table:table-cell>
          <table:table-cell office:value-type="string" table:style-name="ce6">
            <text:p>Araucaria<text:s/></text:p>
          </table:table-cell>
          <table:table-cell office:value-type="string" table:style-name="ce1">
            <text:p>Araucar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raucaria excelsa (Lamb.) R. Br.<text:s/></text:p>
          </table:table-cell>
          <table:table-cell office:value-type="string" table:style-name="ce6">
            <text:p>Araucaria<text:s/></text:p>
          </table:table-cell>
          <table:table-cell office:value-type="string" table:style-name="ce1">
            <text:p>Araucar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aucaria hunsteinii K. Schum.<text:s/></text:p>
          </table:table-cell>
          <table:table-cell office:value-type="string" table:style-name="ce6">
            <text:p>Araucaria Klinkle<text:s/></text:p>
          </table:table-cell>
          <table:table-cell office:value-type="string" table:style-name="ce1">
            <text:p>Araucar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raucaria spp<text:s/></text:p>
          </table:table-cell>
          <table:table-cell office:value-type="string" table:style-name="ce6">
            <text:p>Araucaria<text:s/></text:p>
          </table:table-cell>
          <table:table-cell office:value-type="string" table:style-name="ce1">
            <text:p>Araucar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rdisia revoluta Kunth<text:s/></text:p>
          </table:table-cell>
          <table:table-cell office:value-type="string" table:style-name="ce6">
            <text:p>Guastomate Tucuico<text:s text:c="2"/></text:p>
          </table:table-cell>
          <table:table-cell office:value-type="string" table:style-name="ce1">
            <text:p>Myrsi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eca catechu L.<text:s/></text:p>
          </table:table-cell>
          <table:table-cell office:value-type="string" table:style-name="ce6">
            <text:p>Palma Bete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eca triandra Roxb. ex Buch.<text:s/></text:p>
          </table:table-cell>
          <table:table-cell office:value-type="string" table:style-name="ce6">
            <text:p>Palma Bete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enga pinnata (Wurmb) Merr.<text:s/></text:p>
          </table:table-cell>
          <table:table-cell office:value-type="string" table:style-name="ce6">
            <text:p>Palma de azúcar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Artocarpus communis Forst.<text:s/></text:p>
          </table:table-cell>
          <table:table-cell office:value-type="string" table:style-name="ce6">
            <text:p>Árbol de pan , Fruta de pa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tocarpus heterophyllus Lam.<text:s/></text:p>
          </table:table-cell>
          <table:table-cell office:value-type="string" table:style-name="ce6">
            <text:p>Castaña , Jack-fruit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Aspidosperma megalocarpon Mull. Arg.<text:s/></text:p>
          </table:table-cell>
          <table:table-cell office:value-type="string" table:style-name="ce6">
            <text:p>Amargo , Cara de tigre , Caretigre , Golondrino , Volador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Aspidosperma myristicifolium (Markgr.) Woodson<text:s/></text:p>
          </table:table-cell>
          <table:table-cell office:value-type="string" table:style-name="ce6">
            <text:p>Amargo , Caja <text:s/>, Cara de tigre , Caretigre , Costilla de danto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Aspidosperma spruceanum Benth. ex Mull. Arg.<text:s/></text:p>
          </table:table-cell>
          <table:table-cell office:value-type="string" table:style-name="ce6">
            <text:p>Amargo , Amargo colorado , Manglillo , Pintura de indio <text:s/>, Simarruda , Varalta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sterogyne martiana (H. Wendl.) H. Wendl. ex<text:s/></text:p>
          </table:table-cell>
          <table:table-cell office:value-type="string" table:style-name="ce6">
            <text:p>Suit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Astrocaryium alatum H. F. Loomis<text:s/></text:p>
          </table:table-cell>
          <table:table-cell office:value-type="string" table:style-name="ce6">
            <text:p>Coyolill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Astrocaryum standleyanum L. H. Bailey<text:s/></text:p>
          </table:table-cell>
          <table:table-cell office:value-type="string" table:style-name="ce6">
            <text:p>Peyibaye de montaña Chontadur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Astronium graveolens Jacq.<text:s/></text:p>
          </table:table-cell>
          <table:table-cell office:value-type="string" table:style-name="ce6">
            <text:p>Comenegro , Gateado , Jaco , Jacobillo , Jocote de fraile , Jovillo , Masicarán , Ron ron , Ronron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Attalea butyracea (Mutis ex) L. f. Wess. B<text:s/></text:p>
          </table:table-cell>
          <table:table-cell office:value-type="string" table:style-name="ce6">
            <text:p>Corozo , Palma real , Palma rea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verrhoa carambola L.<text:s/></text:p>
          </table:table-cell>
          <table:table-cell office:value-type="string" table:style-name="ce6">
            <text:p>Carambola<text:s/></text:p>
          </table:table-cell>
          <table:table-cell office:value-type="string" table:style-name="ce1">
            <text:p>Averrho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vicennia bicolor Standl.<text:s/></text:p>
          </table:table-cell>
          <table:table-cell office:value-type="string" table:style-name="ce6">
            <text:p>Mangle , Mangle salado<text:s/></text:p>
          </table:table-cell>
          <table:table-cell office:value-type="string" table:style-name="ce1">
            <text:p>Verben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Avicennia germinans (L.) L.<text:s/></text:p>
          </table:table-cell>
          <table:table-cell office:value-type="string" table:style-name="ce6">
            <text:p>Culamate , Culumate , Mangle , Mangle negro Mangle salado , Mangle salsa , Palo de sal , Palo salado<text:s/></text:p>
          </table:table-cell>
          <table:table-cell office:value-type="string" table:style-name="ce1">
            <text:p>Verbe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zadirachta indica A. Juss.<text:s/></text:p>
          </table:table-cell>
          <table:table-cell office:value-type="string" table:style-name="ce6">
            <text:p>Neem , Nim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actris gasipaes Kunth<text:s/></text:p>
          </table:table-cell>
          <table:table-cell office:value-type="string" table:style-name="ce6">
            <text:p>Pejibay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actris major Jacq.<text:s/></text:p>
          </table:table-cell>
          <table:table-cell office:value-type="string" table:style-name="ce6">
            <text:p>Biscoyol Huizcoyo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Balizia elegans (Ducke) Barneby &amp; J. W. G<text:s/></text:p>
          </table:table-cell>
          <table:table-cell office:value-type="string" table:style-name="ce6">
            <text:p>Ajillo , Ajillo , Ardillo , Guabo , Ojo de gringo , Tamarindo Tamarindo de montaña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Batocarpus costaricensis Standl. &amp; L. O. Williams<text:s/></text:p>
          </table:table-cell>
          <table:table-cell office:value-type="string" table:style-name="ce6">
            <text:p>Lechillo , Ojoche macho , Ojoche negro , Ojochillo , Ratón , Ratón suave , Suaw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Bauhinia purpurea L.<text:s/></text:p>
          </table:table-cell>
          <table:table-cell office:value-type="string" table:style-name="ce6">
            <text:p>Casco de venado , Matrimonio , Orquídea de pobre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auhinia ungulata L.<text:s/></text:p>
          </table:table-cell>
          <table:table-cell office:value-type="string" table:style-name="ce6">
            <text:p>Casco de venad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eilschmiedia anay (S. F. Blake) Kosterm.<text:s/></text:p>
          </table:table-cell>
          <table:table-cell office:value-type="string" table:style-name="ce6">
            <text:p>Aguacatón 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eilschmiedia ovalis (S. F. Blake) C. K. Allen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eilschmiedia pendula (Sw.) Hemsl.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eilschmiedia sulcata (Ruiz &amp; Pav.) Kosterm.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ernoullia flammea Oliv.<text:s/></text:p>
          </table:table-cell>
          <table:table-cell office:value-type="string" table:style-name="ce6">
            <text:p>Queso fresco Yuco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Billia colombiana Planch. &amp; Lindl.<text:s/></text:p>
          </table:table-cell>
          <table:table-cell office:value-type="string" table:style-name="ce6">
            <text:p>Cachimbó Cucaracho , Guatusa , Guatuzo<text:s/></text:p>
          </table:table-cell>
          <table:table-cell office:value-type="string" table:style-name="ce1">
            <text:p>Hipposcastan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Billia colombiana Planch. &amp; Lindl.<text:s/></text:p>
          </table:table-cell>
          <table:table-cell office:value-type="string" table:style-name="ce6">
            <text:p>Ira , Ira zapote , Ocora , Ocora , Resina<text:s/></text:p>
          </table:table-cell>
          <table:table-cell office:value-type="string" table:style-name="ce1">
            <text:p>Hipposcastan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Billia hippocastanum Peyr.<text:s/></text:p>
          </table:table-cell>
          <table:table-cell office:value-type="string" table:style-name="ce6">
            <text:p>Cachimba , Cachimbó , Cocora , Cucaracho , Guatuzo , Ira zapote , Ocora , Resina , Resino<text:s/></text:p>
          </table:table-cell>
          <table:table-cell office:value-type="string" table:style-name="ce1">
            <text:p>Hipposcasta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ixa orellana L.<text:s/></text:p>
          </table:table-cell>
          <table:table-cell office:value-type="string" table:style-name="ce6">
            <text:p>Achiote Achote<text:s/></text:p>
          </table:table-cell>
          <table:table-cell office:value-type="string" table:style-name="ce1">
            <text:p>Bix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ixa urucurana Willd.<text:s/></text:p>
          </table:table-cell>
          <table:table-cell office:value-type="string" table:style-name="ce6">
            <text:p>Achiote Achote<text:s/></text:p>
          </table:table-cell>
          <table:table-cell office:value-type="string" table:style-name="ce1">
            <text:p>Bix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ombacopsis quinata (Jacq.) Dugand<text:s/></text:p>
          </table:table-cell>
          <table:table-cell office:value-type="string" table:style-name="ce6">
            <text:p>Cedro pochote Pochote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Bombacopsis sessilis (Benth.) Pittier<text:s/></text:p>
          </table:table-cell>
          <table:table-cell office:value-type="string" table:style-name="ce6">
            <text:p>Ceibilla , Ceibo verde , Pochote , Pochote pelado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orojoa spp<text:s/></text:p>
          </table:table-cell>
          <table:table-cell office:value-type="string" table:style-name="ce6">
            <text:p>Guayaba de mon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Bravaisia integerrima (Spreng.) Standl.<text:s/></text:p>
          </table:table-cell>
          <table:table-cell office:value-type="string" table:style-name="ce6">
            <text:p>Ira mangle Mangle blanco , Mangle de agua , Manguillo , Palo de agua<text:s/></text:p>
          </table:table-cell>
          <table:table-cell office:value-type="string" table:style-name="ce1">
            <text:p>Acanth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romelia pinguin L.<text:s/></text:p>
          </table:table-cell>
          <table:table-cell office:value-type="string" table:style-name="ce6">
            <text:p>Piñuela<text:s/></text:p>
          </table:table-cell>
          <table:table-cell office:value-type="string" table:style-name="ce1">
            <text:p>Bromel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Brosimum alicastrum Sw.<text:s/></text:p>
          </table:table-cell>
          <table:table-cell office:value-type="string" table:style-name="ce6">
            <text:p>Lechoso , Ojoche , Ojoche de fruta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Brosimum costaricanum Liebm.<text:s/></text:p>
          </table:table-cell>
          <table:table-cell office:value-type="string" table:style-name="ce6">
            <text:p>Bë Kòke , Lechoso , Morillo , Ojoche , Ojoche lechoso , Ojoche macho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Brosimum costaricanum Liebm.<text:s/></text:p>
          </table:table-cell>
          <table:table-cell office:value-type="string" table:style-name="ce6">
            <text:p>Ojochillo , Ojochillo amarillo Shubi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Brosimum guianense (Aubl.) Huber<text:s/></text:p>
          </table:table-cell>
          <table:table-cell office:value-type="string" table:style-name="ce6">
            <text:p>Azulillo , Granadillo Mariabe , Ojoche , Ojoche blanco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Brosimun lactescens (S. Moore) C. C. Berg<text:s/></text:p>
          </table:table-cell>
          <table:table-cell office:value-type="string" table:style-name="ce6">
            <text:p>Ojoche , Ojoche , Ojoche blanco , Ojochiyo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Brosimun utile (Kunth) Oken<text:s/></text:p>
          </table:table-cell>
          <table:table-cell office:value-type="string" table:style-name="ce6">
            <text:p>Árbol de leche , Baco , Baco lechoso , Datsi , Köke , Kokí , Kooche , Lechoso , Mastate Palo de leche , Sháliklo , Shontsi , Shwali , Tsalliklo , Vaco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runellia costaricensis Standl.<text:s/></text:p>
          </table:table-cell>
          <table:table-cell office:value-type="string" table:style-name="ce6">
            <text:p>Cedrillo<text:s/></text:p>
          </table:table-cell>
          <table:table-cell office:value-type="string" table:style-name="ce1">
            <text:p>Brunel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runellia hygrotermica Cuatrec.<text:s/></text:p>
          </table:table-cell>
          <table:table-cell office:value-type="string" table:style-name="ce6">
            <text:p>Cedrillo<text:s/></text:p>
          </table:table-cell>
          <table:table-cell office:value-type="string" table:style-name="ce1">
            <text:p>Brunell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Buchenavia costaricensis Stace<text:s/></text:p>
          </table:table-cell>
          <table:table-cell office:value-type="string" table:style-name="ce6">
            <text:p>Amarillón , Escobo , Roble coral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uchenavia tetraphylla (Aubl.) R. A. Howard<text:s/></text:p>
          </table:table-cell>
          <table:table-cell office:value-type="string" table:style-name="ce6">
            <text:p>Amarillón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Buconia frutescens L.<text:s/></text:p>
          </table:table-cell>
          <table:table-cell office:value-type="string" table:style-name="ce6">
            <text:p>Guacamaya , Papagayo <text:s/>, Papayillo , Tabaquillo<text:s/></text:p>
          </table:table-cell>
          <table:table-cell office:value-type="string" table:style-name="ce1">
            <text:p>Papave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Buddleia americana L.<text:s/></text:p>
          </table:table-cell>
          <table:table-cell office:value-type="string" table:style-name="ce6">
            <text:p>Salva , Salvia , Hoja de salvia<text:s/></text:p>
          </table:table-cell>
          <table:table-cell office:value-type="string" table:style-name="ce1">
            <text:p>Loga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unchosia spp<text:s/></text:p>
          </table:table-cell>
          <table:table-cell office:value-type="string" table:style-name="ce6">
            <text:p>Cerezo<text:s/></text:p>
          </table:table-cell>
          <table:table-cell office:value-type="string" table:style-name="ce1">
            <text:p>Malpigh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Bursera graveolens (Kunth) Triana &amp; Planch.<text:s/></text:p>
          </table:table-cell>
          <table:table-cell office:value-type="string" table:style-name="ce6">
            <text:p>Caraña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16">
          <table:table-cell office:value-type="string" table:style-name="ce5">
            <text:p>Bursera simaruba (L.) Sarg.<text:s/></text:p>
          </table:table-cell>
          <table:table-cell office:value-type="string" table:style-name="ce6">
            <text:p>Almácigo , Árbol del turista , Caraño , Indio desnudo , Indio pelado , Jicoa , Jicote , Jinocuabe , Jiñocuabe , Jiñote , Kölo kámoli , Liñocuaby Papelill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Bursera tomentosa (Jacq.) Triana &amp; Planch.<text:s/></text:p>
          </table:table-cell>
          <table:table-cell office:value-type="string" table:style-name="ce6">
            <text:p>Caraño , Indio , Indio platead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Byrsonima crassifolia (L.) Kunth<text:s/></text:p>
          </table:table-cell>
          <table:table-cell office:value-type="string" table:style-name="ce6">
            <text:p>Nance , Nancite , Tsiki<text:s/></text:p>
          </table:table-cell>
          <table:table-cell office:value-type="string" table:style-name="ce1">
            <text:p>Malpigh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yrsonima crispa A. Juss.<text:s/></text:p>
          </table:table-cell>
          <table:table-cell office:value-type="string" table:style-name="ce6">
            <text:p>Nance de montaña<text:s/></text:p>
          </table:table-cell>
          <table:table-cell office:value-type="string" table:style-name="ce1">
            <text:p>Malpighi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Caesalpinia eriostachys DC.<text:s/></text:p>
          </table:table-cell>
          <table:table-cell office:value-type="string" table:style-name="ce6">
            <text:p>Palo de sahíno , Palo de sajino , Sahíno , Sahíno , Sainillo , Saino , Saíno de playa , Sajino , Zahíno , Zaín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esalpinia exostermma DC.<text:s/></text:p>
          </table:table-cell>
          <table:table-cell office:value-type="string" table:style-name="ce6">
            <text:p>Malinchill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Caesalpinia pulcherrima (L.) Sw.<text:s/></text:p>
          </table:table-cell>
          <table:table-cell office:value-type="string" table:style-name="ce6">
            <text:p>Clavelina , Hoja sen , Malinche , Malinche fals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alatola costaricensis Standl.<text:s/></text:p>
          </table:table-cell>
          <table:table-cell office:value-type="string" table:style-name="ce6">
            <text:p>Azulillo Coquito , Cucaracho , Duraznillo , Guatil , Palo azul , Palo de papa<text:s/></text:p>
          </table:table-cell>
          <table:table-cell office:value-type="string" table:style-name="ce1">
            <text:p>Icac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latola costaricensis Standl.<text:s/></text:p>
          </table:table-cell>
          <table:table-cell office:value-type="string" table:style-name="ce6">
            <text:p>Tapaculo<text:s/></text:p>
          </table:table-cell>
          <table:table-cell office:value-type="string" table:style-name="ce1">
            <text:p>Icac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llistemon lanceolatus DC.<text:s/></text:p>
          </table:table-cell>
          <table:table-cell office:value-type="string" table:style-name="ce6">
            <text:p>Hiso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Calophyllum brasiliense Cambess.<text:s/></text:p>
          </table:table-cell>
          <table:table-cell office:value-type="string" table:style-name="ce6">
            <text:p>Cedro maría , Jorco , María , María blanco , María colorado , Palo maría , Santamaría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Calophyllum longifolium Willd.<text:s/></text:p>
          </table:table-cell>
          <table:table-cell office:value-type="string" table:style-name="ce6">
            <text:p>Cedro María , María , María colorado , Palo de maría , Santamaría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Calycophyllum candidissimun (Vahl) DC.<text:s/></text:p>
          </table:table-cell>
          <table:table-cell office:value-type="string" table:style-name="ce6">
            <text:p>Colorado Conchudo , Conejo , Madroño , Sálamo , Surá , Surra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lyptrogyne ghiesbreghtiana (Linden &amp; H. Wendl.) H. W<text:s/></text:p>
          </table:table-cell>
          <table:table-cell office:value-type="string" table:style-name="ce6">
            <text:p>Cola de gall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mpnosperma panamensis Standl.<text:s/></text:p>
          </table:table-cell>
          <table:table-cell office:value-type="string" table:style-name="ce6">
            <text:p>Orey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nanga odorata (Lam.) Hook. f. &amp; Thompson<text:s/></text:p>
          </table:table-cell>
          <table:table-cell office:value-type="string" table:style-name="ce6">
            <text:p>Ilang-ilang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15">
          <table:table-cell office:value-type="string" table:style-name="ce5">
            <text:p>Carapa guianensis Aubl.<text:s/></text:p>
          </table:table-cell>
          <table:table-cell office:value-type="string" table:style-name="ce6">
            <text:p>Bateo , Bogamani , Cahoba , Caoba , Caobilla Cedro bateo , Cedro cóbano , Cedro macho , Cóbano , Ocora , Palo de agua , Surirla , Tlublö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rica papaya L.<text:s/></text:p>
          </table:table-cell>
          <table:table-cell office:value-type="string" table:style-name="ce6">
            <text:p>Papaya<text:s/></text:p>
          </table:table-cell>
          <table:table-cell office:value-type="string" table:style-name="ce1">
            <text:p>Cari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riniana pyriformis Mirs.<text:s/></text:p>
          </table:table-cell>
          <table:table-cell office:value-type="string" table:style-name="ce6">
            <text:p>Jícar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arludovica palmata Ruiz &amp; Pav.<text:s/></text:p>
          </table:table-cell>
          <table:table-cell office:value-type="string" table:style-name="ce6">
            <text:p>Estococa , Palma de sombrero<text:s/></text:p>
          </table:table-cell>
          <table:table-cell office:value-type="string" table:style-name="ce1">
            <text:p>Cyclanth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rpotroche platyptera Pittier<text:s/></text:p>
          </table:table-cell>
          <table:table-cell office:value-type="string" table:style-name="ce6">
            <text:p>Manga larguilla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aryocar costaricense Donn. Sm.<text:s/></text:p>
          </table:table-cell>
          <table:table-cell office:value-type="string" table:style-name="ce6">
            <text:p>Ají , Ajillo , Ajo , Manú , Plátano , Plomillo<text:s/></text:p>
          </table:table-cell>
          <table:table-cell office:value-type="string" table:style-name="ce1">
            <text:p>Caryoca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aryodaphnopsis burgeri N. Zamora &amp; Poveda<text:s/></text:p>
          </table:table-cell>
          <table:table-cell office:value-type="string" table:style-name="ce6">
            <text:p>Cirrí , Cocobola , Qui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ryota mitis Lour.<text:s/></text:p>
          </table:table-cell>
          <table:table-cell office:value-type="string" table:style-name="ce6">
            <text:p>Cola de pez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aryota urens L.<text:s/></text:p>
          </table:table-cell>
          <table:table-cell office:value-type="string" table:style-name="ce6">
            <text:p>Palma cola de pez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asearia arborea (Rich.) Urb.<text:s/></text:p>
          </table:table-cell>
          <table:table-cell office:value-type="string" table:style-name="ce6">
            <text:p>Anonillo , Blanco , Flaco , Flaco colorado , Manga larga , Manga larguilla , Yaya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Casearia corymbosa Kunth<text:s/></text:p>
          </table:table-cell>
          <table:table-cell office:value-type="string" table:style-name="ce6">
            <text:p>Blanco , Cerillo , Cerito , Plomillo , Raspalengua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asearia sylvestris Sw.<text:s/></text:p>
          </table:table-cell>
          <table:table-cell office:value-type="string" table:style-name="ce6">
            <text:p>Huesillo Plomillo , Purrá , Quiubra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asimiroa edulis La llave &amp; Lex.<text:s/></text:p>
          </table:table-cell>
          <table:table-cell office:value-type="string" table:style-name="ce6">
            <text:p>Matasano Tapacul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assia fistula L.<text:s/></text:p>
          </table:table-cell>
          <table:table-cell office:value-type="string" table:style-name="ce6">
            <text:p>Caña fístula Cañafistula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Cassia grandis L. f.<text:s/></text:p>
          </table:table-cell>
          <table:table-cell office:value-type="string" table:style-name="ce6">
            <text:p>Carao , Carao , Carol , Carulo , Sandal , Sandal caballo , Sandal extranjero , Sandal llanero , Sandalo , Santal , Stinking toe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Castilla elastica Sesse<text:s/></text:p>
          </table:table-cell>
          <table:table-cell office:value-type="string" table:style-name="ce6">
            <text:p>Hule , Hule , Palo de hule , Shiníklo , Tsini , Tsuní kali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astilla tunu Hemsl.<text:s/></text:p>
          </table:table-cell>
          <table:table-cell office:value-type="string" table:style-name="ce6">
            <text:p>Hule <text:s/>, Hule macho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Casuarina equisetifolia J. R. Forst.<text:s/></text:p>
          </table:table-cell>
          <table:table-cell office:value-type="string" table:style-name="ce6">
            <text:p>Casuarina , Pino , Pino australiano , Pino de Australia , Pino de los tontos , Silbador<text:s/></text:p>
          </table:table-cell>
          <table:table-cell office:value-type="string" table:style-name="ce1">
            <text:p>Casuar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avanillesia platanifolia (Bonpl.) Kunth<text:s/></text:p>
          </table:table-cell>
          <table:table-cell office:value-type="string" table:style-name="ce6">
            <text:p>Cuipo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ecropia insignis Liebm.<text:s/></text:p>
          </table:table-cell>
          <table:table-cell office:value-type="string" table:style-name="ce6">
            <text:p>Guarumo , Guarumo blanc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ecropia obtusifolia Bertol.<text:s/></text:p>
          </table:table-cell>
          <table:table-cell office:value-type="string" table:style-name="ce6">
            <text:p>Guarum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ecropia peltata L.<text:s/></text:p>
          </table:table-cell>
          <table:table-cell office:value-type="string" table:style-name="ce6">
            <text:p>Guarum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ecropia spp<text:s/></text:p>
          </table:table-cell>
          <table:table-cell office:value-type="string" table:style-name="ce6">
            <text:p>Guarum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drela fissilis Vell.<text:s/></text:p>
          </table:table-cell>
          <table:table-cell office:value-type="string" table:style-name="ce6">
            <text:p>Cedro real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edrela odorata L.<text:s/></text:p>
          </table:table-cell>
          <table:table-cell office:value-type="string" table:style-name="ce6">
            <text:p>Cedro <text:s/>, Cedro amargo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edrela salvadorensis Standl.<text:s/></text:p>
          </table:table-cell>
          <table:table-cell office:value-type="string" table:style-name="ce6">
            <text:p>Cedro , Cedro colorado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Cedrela tonduzii C. DC.<text:s/></text:p>
          </table:table-cell>
          <table:table-cell office:value-type="string" table:style-name="ce6">
            <text:p>Cedro , Cedro atlántico , Cedro cóbano Cedro colorado , Cedro del Atlántico , Cedro dulce Cedro real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iba aesculifolia (Kunth) Britton &amp; Baker<text:s/></text:p>
          </table:table-cell>
          <table:table-cell office:value-type="string" table:style-name="ce6">
            <text:p>Pochote de pelota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eiba pentandra (L.) Gaertn.<text:s/></text:p>
          </table:table-cell>
          <table:table-cell office:value-type="string" table:style-name="ce6">
            <text:p>Ceiba , Pulí Puri , Tkulí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espedesia macrophylla Seem.<text:s/></text:p>
          </table:table-cell>
          <table:table-cell office:value-type="string" table:style-name="ce6">
            <text:p>Cola de pavo , Espavel colorado Tabacón<text:s/></text:p>
          </table:table-cell>
          <table:table-cell office:value-type="string" table:style-name="ce1">
            <text:p>Och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strum lanatum M. Martens &amp; Galeotti<text:s/></text:p>
          </table:table-cell>
          <table:table-cell office:value-type="string" table:style-name="ce6">
            <text:p>Zorrillo blanco<text:s/></text:p>
          </table:table-cell>
          <table:table-cell office:value-type="string" table:style-name="ce1">
            <text:p>Sola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amaedorea costaricana Oerts.<text:s/></text:p>
          </table:table-cell>
          <table:table-cell office:value-type="string" table:style-name="ce6">
            <text:p>Pacay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himarrhis latifolia Standl.<text:s/></text:p>
          </table:table-cell>
          <table:table-cell office:value-type="string" table:style-name="ce6">
            <text:p>Cuajada , Jagua amarillo , Manu , Pejibayito , Plátano amarillo , Yema de huev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himarrhis parviflora Standl.<text:s/></text:p>
          </table:table-cell>
          <table:table-cell office:value-type="string" table:style-name="ce6">
            <text:p>Cuajada , Manú , Pejibayito , Yema de huev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ione sylvicola (Standl.) W. C. Burger<text:s/></text:p>
          </table:table-cell>
          <table:table-cell office:value-type="string" table:style-name="ce6">
            <text:p>Fruta de pava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hloroleucon eurycyclum Barneby &amp; J. W. Grimes<text:s/></text:p>
          </table:table-cell>
          <table:table-cell office:value-type="string" table:style-name="ce6">
            <text:p>Cashá , Espino amarillo , Espino blanc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homelia spinosa Jacq.<text:s/></text:p>
          </table:table-cell>
          <table:table-cell office:value-type="string" table:style-name="ce6">
            <text:p>Chocolatico Malacahuite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ristiana africana DC.<text:s/></text:p>
          </table:table-cell>
          <table:table-cell office:value-type="string" table:style-name="ce6">
            <text:p>Piedra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hrysalidocarpus lutescens H. Wendl.<text:s/></text:p>
          </table:table-cell>
          <table:table-cell office:value-type="string" table:style-name="ce6">
            <text:p>Palma múltiple Eurec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hrysobalanus icaco L.<text:s/></text:p>
          </table:table-cell>
          <table:table-cell office:value-type="string" table:style-name="ce6">
            <text:p>Icaco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hrysophyllum argenteum Jacq.<text:s/></text:p>
          </table:table-cell>
          <table:table-cell office:value-type="string" table:style-name="ce6">
            <text:p>Caimito de montaña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rysophyllum cainito L.<text:s/></text:p>
          </table:table-cell>
          <table:table-cell office:value-type="string" table:style-name="ce6">
            <text:p>Caimito Sokuikuo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inchona pubescens Vahl.<text:s/></text:p>
          </table:table-cell>
          <table:table-cell office:value-type="string" table:style-name="ce6">
            <text:p>Quina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innamomum cinnamomifolium (Kunth) Kosterm.<text:s/></text:p>
          </table:table-cell>
          <table:table-cell office:value-type="string" table:style-name="ce6">
            <text:p>Aguacat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itharexylum donnell-smithii Greenm.<text:s/></text:p>
          </table:table-cell>
          <table:table-cell office:value-type="string" table:style-name="ce6">
            <text:p>Dama , Huelenoche<text:s/></text:p>
          </table:table-cell>
          <table:table-cell office:value-type="string" table:style-name="ce1">
            <text:p>Verben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itrus aurantifolia (Christm.) Swingle<text:s/></text:p>
          </table:table-cell>
          <table:table-cell office:value-type="string" table:style-name="ce6">
            <text:p>Ash skosko , Limóm pondoroso , Limón , Limón ácido , Limón agrio , Namól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Citrus sinensis (L.) Osbeck<text:s/></text:p>
          </table:table-cell>
          <table:table-cell office:value-type="string" table:style-name="ce6">
            <text:p>Ash , Naranja dulce , Naranja dulce , Naranjo , Naranjo dulce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leidion castaneifolium Muli. Arg.<text:s/></text:p>
          </table:table-cell>
          <table:table-cell office:value-type="string" table:style-name="ce6">
            <text:p>Hojanch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lethra mexicana A. DC.<text:s/></text:p>
          </table:table-cell>
          <table:table-cell office:value-type="string" table:style-name="ce6">
            <text:p>Nance , Nance macho<text:s/></text:p>
          </table:table-cell>
          <table:table-cell office:value-type="string" table:style-name="ce1">
            <text:p>Cleth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leyera theioides (Sw.) Choisy<text:s/></text:p>
          </table:table-cell>
          <table:table-cell office:value-type="string" table:style-name="ce6">
            <text:p>Tito<text:s/></text:p>
          </table:table-cell>
          <table:table-cell office:value-type="string" table:style-name="ce1">
            <text:p>The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leyera theioides (Sw.) Choisy<text:s/></text:p>
          </table:table-cell>
          <table:table-cell office:value-type="string" table:style-name="ce6">
            <text:p>Titora , Títora<text:s/></text:p>
          </table:table-cell>
          <table:table-cell office:value-type="string" table:style-name="ce1">
            <text:p>The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lusia rosea Jacq.<text:s/></text:p>
          </table:table-cell>
          <table:table-cell office:value-type="string" table:style-name="ce6">
            <text:p>Copey Matapal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lusia rotundata Standl.<text:s/></text:p>
          </table:table-cell>
          <table:table-cell office:value-type="string" table:style-name="ce6">
            <text:p>Copey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lusia spp<text:s/></text:p>
          </table:table-cell>
          <table:table-cell office:value-type="string" table:style-name="ce6">
            <text:p>Copey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nidoscolus aconitifolius (Mill.) I. M. Johnst.<text:s/></text:p>
          </table:table-cell>
          <table:table-cell office:value-type="string" table:style-name="ce6">
            <text:p>Chicasquil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ccoloba standleyana P. H. Allen<text:s/></text:p>
          </table:table-cell>
          <table:table-cell office:value-type="string" table:style-name="ce6">
            <text:p>Uva de playa<text:s/></text:p>
          </table:table-cell>
          <table:table-cell office:value-type="string" table:style-name="ce1">
            <text:p>Polygo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ccoloba guanacastensis W. C. Burger<text:s/></text:p>
          </table:table-cell>
          <table:table-cell office:value-type="string" table:style-name="ce6">
            <text:p>Cepa , Uva de playa<text:s/></text:p>
          </table:table-cell>
          <table:table-cell office:value-type="string" table:style-name="ce1">
            <text:p>Polygon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Coccoloba tuerkheimii Donn. Sm.<text:s/></text:p>
          </table:table-cell>
          <table:table-cell office:value-type="string" table:style-name="ce6">
            <text:p>Alma negra , Irayol de montaña , Piedra , Quebracho , Zapatón<text:s/></text:p>
          </table:table-cell>
          <table:table-cell office:value-type="string" table:style-name="ce1">
            <text:p>Polygon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ochlospermum vitifolium (Willd.) Spreng.<text:s/></text:p>
          </table:table-cell>
          <table:table-cell office:value-type="string" table:style-name="ce6">
            <text:p>Broó , Poro poro , Poroporo<text:s/></text:p>
          </table:table-cell>
          <table:table-cell office:value-type="string" table:style-name="ce1">
            <text:p>Cochlosperm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cos nucifera L.<text:s/></text:p>
          </table:table-cell>
          <table:table-cell office:value-type="string" table:style-name="ce6">
            <text:p>Coco , Cocoter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Codiaeum variegatum (L.) Blume<text:s/></text:p>
          </table:table-cell>
          <table:table-cell office:value-type="string" table:style-name="ce6">
            <text:p>Cortón , Crotomí , Crótomo , Croton Grave tree , Oro , Palo de or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joba arborea (L.) Britton &amp; Rose<text:s/></text:p>
          </table:table-cell>
          <table:table-cell office:value-type="string" table:style-name="ce6">
            <text:p>Ardillo , Conchudo , Lorit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Conceveiba pleiostemona Donn. Sm.<text:s/></text:p>
          </table:table-cell>
          <table:table-cell office:value-type="string" table:style-name="ce6">
            <text:p>Algodón , Algodoncillo , Chasparrio , Chayotillo , Pilón blanco , Saravi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Conocarpus erectus L.<text:s/></text:p>
          </table:table-cell>
          <table:table-cell office:value-type="string" table:style-name="ce6">
            <text:p>Botón , Botoncillo , Mangle , Mangle botón Mangle botoncillo , Mangle mariquita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Conocarpus erectus L.<text:s/></text:p>
          </table:table-cell>
          <table:table-cell office:value-type="string" table:style-name="ce6">
            <text:p>Mangle mariquito , Mangle negro , Mangle torcido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onostegia oerstediana O. Berg ex Triana<text:s/></text:p>
          </table:table-cell>
          <table:table-cell office:value-type="string" table:style-name="ce6">
            <text:p>Cantarillo , Mariquilla<text:s/></text:p>
          </table:table-cell>
          <table:table-cell office:value-type="string" table:style-name="ce1">
            <text:p>Melastoma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nostegia sp.<text:s/></text:p>
          </table:table-cell>
          <table:table-cell office:value-type="string" table:style-name="ce6">
            <text:p>Lengua de vaca<text:s/></text:p>
          </table:table-cell>
          <table:table-cell office:value-type="string" table:style-name="ce1">
            <text:p>Melastomat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Conostegia xalapensis (Bonpl.) D. Don<text:s/></text:p>
          </table:table-cell>
          <table:table-cell office:value-type="string" table:style-name="ce6">
            <text:p>Lengua de gato Lengua de vaca , Uña de gato<text:s/></text:p>
          </table:table-cell>
          <table:table-cell office:value-type="string" table:style-name="ce1">
            <text:p>Melastoma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paifera aromatica Dwyer<text:s/></text:p>
          </table:table-cell>
          <table:table-cell office:value-type="string" table:style-name="ce6">
            <text:p>Camíbar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paifera camibar Poveda, N. Zamora &amp; P. E.<text:s/></text:p>
          </table:table-cell>
          <table:table-cell office:value-type="string" table:style-name="ce6">
            <text:p>Camíbar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Cordia alliodora (Ruiz &amp; Pav.) Oken<text:s/></text:p>
          </table:table-cell>
          <table:table-cell office:value-type="string" table:style-name="ce6">
            <text:p>Laurel , Laurel negro , Molenito , Onión , Yawé , Yëwë , Yuë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rdia bicolor A. DC.<text:s/></text:p>
          </table:table-cell>
          <table:table-cell office:value-type="string" table:style-name="ce6">
            <text:p>Bernabé Muñeco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Cordia collococca L.<text:s/></text:p>
          </table:table-cell>
          <table:table-cell office:value-type="string" table:style-name="ce6">
            <text:p>Babas y mocos , Buriogre , Buriogre amarillo , Buriogre de montaña , Muñeco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rdia cymosa (Donn. Sm.) Standl.<text:s/></text:p>
          </table:table-cell>
          <table:table-cell office:value-type="string" table:style-name="ce6">
            <text:p>Muñeco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rdia dentata Poir.<text:s/></text:p>
          </table:table-cell>
          <table:table-cell office:value-type="string" table:style-name="ce6">
            <text:p>Tiguilote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rdia dwyeri Nowicke.<text:s/></text:p>
          </table:table-cell>
          <table:table-cell office:value-type="string" table:style-name="ce6">
            <text:p>Laurel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ordia eriostigma Pittier<text:s/></text:p>
          </table:table-cell>
          <table:table-cell office:value-type="string" table:style-name="ce6">
            <text:p>Laurel , Laurel muñeco , Muñeco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Cordia gerascanthus L.<text:s/></text:p>
          </table:table-cell>
          <table:table-cell office:value-type="string" table:style-name="ce6">
            <text:p>Akywí , Laurel mastate , Laurel negro , Muñeco blanco , Yawé , Yuwë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rdia lucida I. M. Johnst.<text:s/></text:p>
          </table:table-cell>
          <table:table-cell office:value-type="string" table:style-name="ce6">
            <text:p>Laurel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Cordia megalantha S. F. Blake<text:s/></text:p>
          </table:table-cell>
          <table:table-cell office:value-type="string" table:style-name="ce6">
            <text:p>Laurel , Laurel amarillo Mastate<text:s/></text:p>
          </table:table-cell>
          <table:table-cell office:value-type="string" table:style-name="ce1">
            <text:p>Boragi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rdyline fruticosa (L.) A. Chev.<text:s/></text:p>
          </table:table-cell>
          <table:table-cell office:value-type="string" table:style-name="ce6">
            <text:p>Caña de indio<text:s/></text:p>
          </table:table-cell>
          <table:table-cell office:value-type="string" table:style-name="ce1">
            <text:p>Aste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rnus disciflora DC.<text:s/></text:p>
          </table:table-cell>
          <table:table-cell office:value-type="string" table:style-name="ce6">
            <text:p>Lloró Llorón<text:s/></text:p>
          </table:table-cell>
          <table:table-cell office:value-type="string" table:style-name="ce1">
            <text:p>Cor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rypha umbraculifera L.<text:s/></text:p>
          </table:table-cell>
          <table:table-cell office:value-type="string" table:style-name="ce6">
            <text:p>Palma talipot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ouma macrocarpa Barb. Rodr.<text:s/></text:p>
          </table:table-cell>
          <table:table-cell office:value-type="string" table:style-name="ce6">
            <text:p>Baco , Leche de vaca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Couratari guianensis Aubl.<text:s/></text:p>
          </table:table-cell>
          <table:table-cell office:value-type="string" table:style-name="ce6">
            <text:p>Amarillón , Burillón , Cachimbo , Cachimbo hediondo , Campano blanco , Copo hediondo , Tinajit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ouratari scottmorii Prance<text:s/></text:p>
          </table:table-cell>
          <table:table-cell office:value-type="string" table:style-name="ce6">
            <text:p>Cachimbo , Copo hediondo Matasan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ouropita guianensis Aubl.<text:s/></text:p>
          </table:table-cell>
          <table:table-cell office:value-type="string" table:style-name="ce6">
            <text:p>Bala de cañón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Couropita nicaraguensis DC.<text:s/></text:p>
          </table:table-cell>
          <table:table-cell office:value-type="string" table:style-name="ce6">
            <text:p>Bala de cañón , Zapote de concha , Zapote de mic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oussapoa villosa Poepp. &amp; Endl.<text:s/></text:p>
          </table:table-cell>
          <table:table-cell office:value-type="string" table:style-name="ce6">
            <text:p>Montan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Crateva tapia palmira Rose<text:s/></text:p>
          </table:table-cell>
          <table:table-cell office:value-type="string" table:style-name="ce6">
            <text:p>Ajillo , Manglillo , Muñeco , Tres dedos<text:s/></text:p>
          </table:table-cell>
          <table:table-cell office:value-type="string" table:style-name="ce1">
            <text:p>Capparid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rescentia alata Kunth<text:s/></text:p>
          </table:table-cell>
          <table:table-cell office:value-type="string" table:style-name="ce6">
            <text:p>Jícara <text:s/>, Jicarillo , Jícaro , Jícaro sabanero , Me , Raspaguacal , Sacaguacal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Crescentia cujete L.<text:s/></text:p>
          </table:table-cell>
          <table:table-cell office:value-type="string" table:style-name="ce6">
            <text:p>Calabacero , Calabazo , Carito , Guacal , Jicaro , Jícaro , Jícaro de monte , Me , Melón Nambino , Raspaguacal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rescentia cujete L.<text:s/></text:p>
          </table:table-cell>
          <table:table-cell office:value-type="string" table:style-name="ce6">
            <text:p>Sacaguacal Tiquí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roton draco Cham. &amp; Schltdl.<text:s/></text:p>
          </table:table-cell>
          <table:table-cell office:value-type="string" table:style-name="ce6">
            <text:p>Targuá , Tataraguá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roton niveus Jacq.<text:s/></text:p>
          </table:table-cell>
          <table:table-cell office:value-type="string" table:style-name="ce6">
            <text:p>Colpachí , Copachí , Corpachí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roton schiedeanus Schltdl.<text:s/></text:p>
          </table:table-cell>
          <table:table-cell office:value-type="string" table:style-name="ce6">
            <text:p>Colpachí Copalchí<text:s text:c="2"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roton smithianus Croizat<text:s/></text:p>
          </table:table-cell>
          <table:table-cell office:value-type="string" table:style-name="ce6">
            <text:p>Algodoncillo Balsill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roton spp<text:s/></text:p>
          </table:table-cell>
          <table:table-cell office:value-type="string" table:style-name="ce6">
            <text:p>Targuá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ryosophila guagara P. H. Allen<text:s/></text:p>
          </table:table-cell>
          <table:table-cell office:value-type="string" table:style-name="ce6">
            <text:p>Guágar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ryosophila warscewicsii (H. Wendl.) Burret<text:s/></text:p>
          </table:table-cell>
          <table:table-cell office:value-type="string" table:style-name="ce6">
            <text:p>Palmera de escob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Cupania glabra Sw.<text:s/></text:p>
          </table:table-cell>
          <table:table-cell office:value-type="string" table:style-name="ce6">
            <text:p>Carne asada , Cascua , Cascuá , Güecillo , Tres huevos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Cupania guatemalensis (Turcz.) Radlk.<text:s/></text:p>
          </table:table-cell>
          <table:table-cell office:value-type="string" table:style-name="ce6">
            <text:p>Cantarillo , Carne asada , Cotorrera , Huesillo , Manteco , Pozodillo <text:s/>, Tarsana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upressus lusitanica Mill.<text:s/></text:p>
          </table:table-cell>
          <table:table-cell office:value-type="string" table:style-name="ce6">
            <text:p>Ciprés <text:s/>, Ciprés mexicano<text:s/></text:p>
          </table:table-cell>
          <table:table-cell office:value-type="string" table:style-name="ce1">
            <text:p>Cupressaceae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Curatella americana L.<text:s/></text:p>
          </table:table-cell>
          <table:table-cell office:value-type="string" table:style-name="ce6">
            <text:p>Chaparro , Chumico , Chumico de palo , Hoja de chigüe , Lija , Raspaguacal , Raspa-guacal , Yahal , Yajal<text:s/></text:p>
          </table:table-cell>
          <table:table-cell office:value-type="string" table:style-name="ce1">
            <text:p>Dillen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ybistax donnell-smithii (Rose) Seibert<text:s/></text:p>
          </table:table-cell>
          <table:table-cell office:value-type="string" table:style-name="ce6">
            <text:p>Primaver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ycas circinalis L.<text:s/></text:p>
          </table:table-cell>
          <table:table-cell office:value-type="string" table:style-name="ce6">
            <text:p>Cyca<text:s/></text:p>
          </table:table-cell>
          <table:table-cell office:value-type="string" table:style-name="ce1">
            <text:p>Cycad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Cycas revoluta Thunb.<text:s/></text:p>
          </table:table-cell>
          <table:table-cell office:value-type="string" table:style-name="ce6">
            <text:p>Cyca<text:s/></text:p>
          </table:table-cell>
          <table:table-cell office:value-type="string" table:style-name="ce1">
            <text:p>Cyca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ynometra hemitomophylla (Donn. Sm.) Britton &amp; Ros<text:s/></text:p>
          </table:table-cell>
          <table:table-cell office:value-type="string" table:style-name="ce6">
            <text:p>Aceitillo , Caracolill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Cynometra hemitomophylla (Donn. Sm.) Britton &amp; Ros<text:s/></text:p>
          </table:table-cell>
          <table:table-cell office:value-type="string" table:style-name="ce6">
            <text:p>Cativo , Guapinol negr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ynometra retusa Britton &amp; Rose<text:s/></text:p>
          </table:table-cell>
          <table:table-cell office:value-type="string" table:style-name="ce6">
            <text:p>Guapinol negr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yrtostachys renda Blume<text:s/></text:p>
          </table:table-cell>
          <table:table-cell office:value-type="string" table:style-name="ce6">
            <text:p>Palma de lacr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albergia glomerata Hemsl.<text:s/></text:p>
          </table:table-cell>
          <table:table-cell office:value-type="string" table:style-name="ce6">
            <text:p>Granadil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albergia melanocardium Pittier<text:s/></text:p>
          </table:table-cell>
          <table:table-cell office:value-type="string" table:style-name="ce6">
            <text:p>Cocobolo Cristobal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Dalbergia retusa Hemsl.<text:s/></text:p>
          </table:table-cell>
          <table:table-cell office:value-type="string" table:style-name="ce6">
            <text:p>Cachimbo , Cocobola , Cocobolo , Ñambar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Delonix regia (Bojer) Raf.<text:s/></text:p>
          </table:table-cell>
          <table:table-cell office:value-type="string" table:style-name="ce6">
            <text:p>Clavelina , Clavellina Flamboyán , Framboyán , Malinche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Dendropanax arboreus (L.) Decne. &amp; Planch.<text:s/></text:p>
          </table:table-cell>
          <table:table-cell office:value-type="string" table:style-name="ce6">
            <text:p>Cacho de venado , Fosforillo , Mastate , Matagente , Palomo , Palomo , Volador , Zopilote<text:s/></text:p>
          </table:table-cell>
          <table:table-cell office:value-type="string" table:style-name="ce1">
            <text:p>Ara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smoncus costaricensis (Kuntze) Burret<text:s/></text:p>
          </table:table-cell>
          <table:table-cell office:value-type="string" table:style-name="ce6">
            <text:p>Desmoncus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Dialium guianense (Aubl.) Sandwith<text:s/></text:p>
          </table:table-cell>
          <table:table-cell office:value-type="string" table:style-name="ce6">
            <text:p>Alfeñique , Comenegro , Fierrillo , Paludismo , Sangrillo , Sangrillo negro , Tamarindo , Tamarindo de montaña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Dilodendron costaricense (Radlk.) A. H. Gentry &amp; S<text:s/></text:p>
          </table:table-cell>
          <table:table-cell office:value-type="string" table:style-name="ce6">
            <text:p>Casarillo , Comenegro , Gallinazo , Iguano , Loro , Quiebrahacha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ospyros salicifolia Willd.<text:s/></text:p>
          </table:table-cell>
          <table:table-cell office:value-type="string" table:style-name="ce6">
            <text:p>Nanciguiste<text:s/></text:p>
          </table:table-cell>
          <table:table-cell office:value-type="string" table:style-name="ce1">
            <text:p>Ebe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physa americana (Mill.) M. Sousa<text:s/></text:p>
          </table:table-cell>
          <table:table-cell office:value-type="string" table:style-name="ce6">
            <text:p>Guachipelín<text:s text:c="2"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Dipteryx panamensis (Pittier) Record &amp; Mell<text:s/></text:p>
          </table:table-cell>
          <table:table-cell office:value-type="string" table:style-name="ce6">
            <text:p>Almendr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Dipteryx panamensis (Pittier) Record &amp; Mell<text:s/></text:p>
          </table:table-cell>
          <table:table-cell office:value-type="string" table:style-name="ce6">
            <text:p>Almendro amarillo , Almendro de montaña , Almendro papayo , Almendrón , Brok , Dayëkalí , Eboe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racaena fragrans (L.) Ker Gawl.<text:s/></text:p>
          </table:table-cell>
          <table:table-cell office:value-type="string" table:style-name="ce6">
            <text:p>Dracaema<text:s/></text:p>
          </table:table-cell>
          <table:table-cell office:value-type="string" table:style-name="ce1">
            <text:p>Dracaen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Drimys granadensis L.f.<text:s/></text:p>
          </table:table-cell>
          <table:table-cell office:value-type="string" table:style-name="ce6">
            <text:p>Chile Chile muelo , Muelo , Quiebramuelas<text:s/></text:p>
          </table:table-cell>
          <table:table-cell office:value-type="string" table:style-name="ce1">
            <text:p>Winte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rypetes glauca Vahl<text:s/></text:p>
          </table:table-cell>
          <table:table-cell office:value-type="string" table:style-name="ce6">
            <text:p>Asolillo Sardinill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Dussia cuscatlanica (Standl.) Standl. &amp; Steye<text:s/></text:p>
          </table:table-cell>
          <table:table-cell office:value-type="string" table:style-name="ce6">
            <text:p>Sangrillo , Sangrillo amarillo , Targuayuyo , Targuayuyo amarillo , Targuayuyo blanco , Targuayuyo maril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8">
          <table:table-cell office:value-type="string" table:style-name="ce5">
            <text:p>Dussia macroprophyllata (Donn. Sm.) Harms<text:s/></text:p>
          </table:table-cell>
          <table:table-cell office:value-type="string" table:style-name="ce6">
            <text:p>Bateo , Frijolón , Granadillo , Paleta carey , Sangregao , Sangrillo , Sangrillo amarillo , Targuayugo , Targuayugo amarillo , Targuayugo blanc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ussia tessmannii Harms<text:s/></text:p>
          </table:table-cell>
          <table:table-cell office:value-type="string" table:style-name="ce6">
            <text:p>Frijolón Sangril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ystomovita paniculata (Donn. Sm.) Hammel<text:s/></text:p>
          </table:table-cell>
          <table:table-cell office:value-type="string" table:style-name="ce6">
            <text:p>Mangle colorad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Elaeis guineensis Jacq.<text:s/></text:p>
          </table:table-cell>
          <table:table-cell office:value-type="string" table:style-name="ce6">
            <text:p>Palma africana Palma de aceit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laeis oleifera (Kunth) Cortes<text:s/></text:p>
          </table:table-cell>
          <table:table-cell office:value-type="string" table:style-name="ce6">
            <text:p>Corozo Palmich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laeoluma glabrescens (Mart. &amp; Eichler) Aubrev.<text:s/></text:p>
          </table:table-cell>
          <table:table-cell office:value-type="string" table:style-name="ce6">
            <text:p>Carey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erolobium cyclocarpum (Jacq.) Griseb.<text:s/></text:p>
          </table:table-cell>
          <table:table-cell office:value-type="string" table:style-name="ce6">
            <text:p>Choreja , Genízaro , Guanacaste , Jarina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nterolobium cyclocarpum (Jacq.) Griseb.<text:s/></text:p>
          </table:table-cell>
          <table:table-cell office:value-type="string" table:style-name="ce6">
            <text:p>Jariña , Kili , Kolo , Kölö , Kyër , Soró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Enterolobium schomburgkii (Benth.) Benth.<text:s/></text:p>
          </table:table-cell>
          <table:table-cell office:value-type="string" table:style-name="ce6">
            <text:p>Guanacaste , Guanacaste blanco , Guanacaste macho , Guanacastill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Eriobotrya japonica (Thunb.) Lindl.<text:s text:c="2"/></text:p>
          </table:table-cell>
          <table:table-cell office:value-type="string" table:style-name="ce6">
            <text:p>Níspero , Níspero de <text:s/>Japón<text:s/></text:p>
          </table:table-cell>
          <table:table-cell office:value-type="string" table:style-name="ce1">
            <text:p>Ros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rythrina cochleata Standl.<text:s/></text:p>
          </table:table-cell>
          <table:table-cell office:value-type="string" table:style-name="ce6">
            <text:p>Poro<text:s text:c="2"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rythrina costaricensis Micheli<text:s/></text:p>
          </table:table-cell>
          <table:table-cell office:value-type="string" table:style-name="ce6">
            <text:p>Poró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Erythrina fusca Lour.<text:s/></text:p>
          </table:table-cell>
          <table:table-cell office:value-type="string" table:style-name="ce6">
            <text:p>Poro , Poró blanc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Erythrina poeppigiana (Walp.) O. F. Cook<text:s/></text:p>
          </table:table-cell>
          <table:table-cell office:value-type="string" table:style-name="ce6">
            <text:p>Bucare , Poró , Poró extranjero , Poró gigante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rythrina spp<text:s/></text:p>
          </table:table-cell>
          <table:table-cell office:value-type="string" table:style-name="ce6">
            <text:p>Poró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Escallonia myrtilloides L. f.<text:s/></text:p>
          </table:table-cell>
          <table:table-cell office:value-type="string" table:style-name="ce6">
            <text:p>Arrayán amarillo , Cipresillo , Cipreso , Guitemonte , Madroño<text:s/></text:p>
          </table:table-cell>
          <table:table-cell office:value-type="string" table:style-name="ce1">
            <text:p>Grossular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Eschweilera calyculata Pittier<text:s/></text:p>
          </table:table-cell>
          <table:table-cell office:value-type="string" table:style-name="ce6">
            <text:p>Comenegro , Matacansado , Repollito , Sombrerit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camaldulensis Dehnhardt.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deglupta Blume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globulos Labill.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grandis Hill ex Maid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robusta Smith.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saligna Sm.<text:s/></text:p>
          </table:table-cell>
          <table:table-cell office:value-type="string" table:style-name="ce6">
            <text:p>Eucalip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calyptus spp<text:s/></text:p>
          </table:table-cell>
          <table:table-cell office:value-type="string" table:style-name="ce6">
            <text:p>Eucalipt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Eugenia costaricensis O. Berg<text:s/></text:p>
          </table:table-cell>
          <table:table-cell office:value-type="string" table:style-name="ce6">
            <text:p>Eugenia , Guayabillo , Murta , Turrú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ugenia hiraeifolia Donn. Sm.<text:s/></text:p>
          </table:table-cell>
          <table:table-cell office:value-type="string" table:style-name="ce6">
            <text:p>Fruta de pava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genia hiraeifolia Donn. Sm.<text:s/></text:p>
          </table:table-cell>
          <table:table-cell office:value-type="string" table:style-name="ce6">
            <text:p>Molider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ugenia spp<text:s/></text:p>
          </table:table-cell>
          <table:table-cell office:value-type="string" table:style-name="ce6">
            <text:p>Guayabilla Murta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Euphorbia cotinifolia L.<text:s/></text:p>
          </table:table-cell>
          <table:table-cell office:value-type="string" table:style-name="ce6">
            <text:p>Barbasco , Barrabás , Barrabás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phorbia leucocephala Lotsy<text:s/></text:p>
          </table:table-cell>
          <table:table-cell office:value-type="string" table:style-name="ce6">
            <text:p>Pascuit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Euphorbia pulcherrima Willd.<text:s/></text:p>
          </table:table-cell>
          <table:table-cell office:value-type="string" table:style-name="ce6">
            <text:p>Pastor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Euterpe precatoria Mart.<text:s/></text:p>
          </table:table-cell>
          <table:table-cell office:value-type="string" table:style-name="ce6">
            <text:p>Palmito , Palmitto dulc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aramea occidentalis (L.) A. Rich.<text:s/></text:p>
          </table:table-cell>
          <table:table-cell office:value-type="string" table:style-name="ce6">
            <text:p>Cafecill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erdinandusa panamensis Standl. &amp; L. O. Williams<text:s/></text:p>
          </table:table-cell>
          <table:table-cell office:value-type="string" table:style-name="ce6">
            <text:p>Cafecill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icus benjamina L.<text:s/></text:p>
          </table:table-cell>
          <table:table-cell office:value-type="string" table:style-name="ce6">
            <text:p>Laurel de la India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icus costaricana (Liebm.) Miq.<text:s/></text:p>
          </table:table-cell>
          <table:table-cell office:value-type="string" table:style-name="ce6">
            <text:p>Higueró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Ficus elastica Roxb.<text:s/></text:p>
          </table:table-cell>
          <table:table-cell office:value-type="string" table:style-name="ce6">
            <text:p>Árbol de Hule , Ficus , Hule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Ficus insipida Willd.<text:s/></text:p>
          </table:table-cell>
          <table:table-cell office:value-type="string" table:style-name="ce6">
            <text:p>Chilamate Chilamató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icus spp<text:s/></text:p>
          </table:table-cell>
          <table:table-cell office:value-type="string" table:style-name="ce6">
            <text:p>Higo , Higueró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Ficus tonduzii Standl.<text:s/></text:p>
          </table:table-cell>
          <table:table-cell office:value-type="string" table:style-name="ce6">
            <text:p>Batsu , Chilamate , Higueró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icus werckleana Rossberg<text:s/></text:p>
          </table:table-cell>
          <table:table-cell office:value-type="string" table:style-name="ce6">
            <text:p>Chilamate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icus yoponensis Desv.<text:s/></text:p>
          </table:table-cell>
          <table:table-cell office:value-type="string" table:style-name="ce6">
            <text:p>Chilamate Higuerón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Fraxinus uhdei (Wenz.) Linglesh.<text:s/></text:p>
          </table:table-cell>
          <table:table-cell office:value-type="string" table:style-name="ce6">
            <text:p>Fresno<text:s/></text:p>
          </table:table-cell>
          <table:table-cell office:value-type="string" table:style-name="ce1">
            <text:p>Oleaceae<text:s text:c="2"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Garcinia intermedia (Pittier) Hammel<text:s/></text:p>
          </table:table-cell>
          <table:table-cell office:value-type="string" table:style-name="ce6">
            <text:p>Jorco , Jorco , Limón de montaña , Manzana amarilla , Zatra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arcinia mangostana L.<text:s/></text:p>
          </table:table-cell>
          <table:table-cell office:value-type="string" table:style-name="ce6">
            <text:p>Mangostán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Genipa americana L.<text:s/></text:p>
          </table:table-cell>
          <table:table-cell office:value-type="string" table:style-name="ce6">
            <text:p>Guaitil , Guaitil blanco , Tabacón , Tapa culo , Tapacul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eonoma congesta H. Wendl. ex Spruce<text:s/></text:p>
          </table:table-cell>
          <table:table-cell office:value-type="string" table:style-name="ce6">
            <text:p>Caña de dant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eonoma interrupta (Ruiz &amp; Pav.) Mart.<text:s/></text:p>
          </table:table-cell>
          <table:table-cell office:value-type="string" table:style-name="ce6">
            <text:p>Súrtub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liricidia sepium (Jacq.) Kunth ex Walp. e<text:s/></text:p>
          </table:table-cell>
          <table:table-cell office:value-type="string" table:style-name="ce6">
            <text:p>Káldlö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Gliricidia sepium (Jacq.) Kunth ex Walp. e<text:s/></text:p>
          </table:table-cell>
          <table:table-cell office:value-type="string" table:style-name="ce6">
            <text:p>Kaldloolö , Madera , Madero , Madero amarillo , Madero blanco , Madero negro , Madre de cacao , Sangre de drag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melina arborea (L.) Roxb.<text:s/></text:p>
          </table:table-cell>
          <table:table-cell office:value-type="string" table:style-name="ce6">
            <text:p>Melina<text:s/></text:p>
          </table:table-cell>
          <table:table-cell office:value-type="string" table:style-name="ce1">
            <text:p>Vitic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Godmania aesculifolia (Kunth) Standl.<text:s/></text:p>
          </table:table-cell>
          <table:table-cell office:value-type="string" table:style-name="ce6">
            <text:p>Cacho de venado Corteza de chivo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Goethalsia meiantha (Donn. Sm.) Burret<text:s/></text:p>
          </table:table-cell>
          <table:table-cell office:value-type="string" table:style-name="ce6">
            <text:p>Chancho blanco , Guácimo , Guácimo blanco , Juanilama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Gordonia brandegeei H. Keng<text:s/></text:p>
          </table:table-cell>
          <table:table-cell office:value-type="string" table:style-name="ce6">
            <text:p>Campano , Lloró , Llorón<text:s/></text:p>
          </table:table-cell>
          <table:table-cell office:value-type="string" table:style-name="ce1">
            <text:p>The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Gordonia fruticosa (Schrad.) H. Keng<text:s/></text:p>
          </table:table-cell>
          <table:table-cell office:value-type="string" table:style-name="ce6">
            <text:p>Campano , Campano blanco , Campano chile , Ira chiricana , Ira colorado<text:s/></text:p>
          </table:table-cell>
          <table:table-cell office:value-type="string" table:style-name="ce1">
            <text:p>The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evillea robusta A. Cunn.<text:s/></text:p>
          </table:table-cell>
          <table:table-cell office:value-type="string" table:style-name="ce6">
            <text:p>Gravilea , Grevilia<text:s/></text:p>
          </table:table-cell>
          <table:table-cell office:value-type="string" table:style-name="ce1">
            <text:p>Prote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rias cauliflora L.<text:s/></text:p>
          </table:table-cell>
          <table:table-cell office:value-type="string" table:style-name="ce6">
            <text:p>Tabacón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Guaiacum sanctum L.<text:s/></text:p>
          </table:table-cell>
          <table:table-cell office:value-type="string" table:style-name="ce6">
            <text:p>Guayabón real , Guayacán , Guayacán real<text:s/></text:p>
          </table:table-cell>
          <table:table-cell office:value-type="string" table:style-name="ce1">
            <text:p>Zygophyll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uarea bullata Radlk.<text:s/></text:p>
          </table:table-cell>
          <table:table-cell office:value-type="string" table:style-name="ce6">
            <text:p>Conejo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Guarea glabra Vahl<text:s/></text:p>
          </table:table-cell>
          <table:table-cell office:value-type="string" table:style-name="ce6">
            <text:p>Chuchupate , Cocora , Cocorilla , Pocor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uarea grandifolia DC.<text:s/></text:p>
          </table:table-cell>
          <table:table-cell office:value-type="string" table:style-name="ce6">
            <text:p>Cedro macho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Guarea guidonia (L.) Sleumer<text:s/></text:p>
          </table:table-cell>
          <table:table-cell office:value-type="string" table:style-name="ce6">
            <text:p>Caobilla , Carbonero , Cocora , Cola de pava , Ocoro , Pocora , Pocorill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uarea kunthiana A. Juss.<text:s/></text:p>
          </table:table-cell>
          <table:table-cell office:value-type="string" table:style-name="ce6">
            <text:p>Pocor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Guarea rhopalocarpa Radlk.<text:s/></text:p>
          </table:table-cell>
          <table:table-cell office:value-type="string" table:style-name="ce6">
            <text:p>Cocora , Ocora , Pocor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uarea sp<text:s/></text:p>
          </table:table-cell>
          <table:table-cell office:value-type="string" table:style-name="ce6">
            <text:p>Caobill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Guatteria amplifolia Triana &amp; Planch.<text:s/></text:p>
          </table:table-cell>
          <table:table-cell office:value-type="string" table:style-name="ce6">
            <text:p>Anonillo , Anonillo negr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Guatteria chiriquiensis R. E. Fr.<text:s/></text:p>
          </table:table-cell>
          <table:table-cell office:value-type="string" table:style-name="ce6">
            <text:p>Babanito , Bananito , Burío , Malaqueto , Söl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Guazuma ulmifolia Lam.<text:s/></text:p>
          </table:table-cell>
          <table:table-cell office:value-type="string" table:style-name="ce6">
            <text:p>Capulín , Guácimo Guácimo ardilla , Guácimo blanco , Guácimo ternero , Hembra , Varablanca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uettarda macrosperma Donn. Sm.<text:s/></text:p>
          </table:table-cell>
          <table:table-cell office:value-type="string" table:style-name="ce6">
            <text:p>Madroño negr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Guettarda turrialbana N. Zamora &amp; Poveda<text:s/></text:p>
          </table:table-cell>
          <table:table-cell office:value-type="string" table:style-name="ce6">
            <text:p>Madroñ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Haematoxylum brasiletto H. Karst.<text:s/></text:p>
          </table:table-cell>
          <table:table-cell office:value-type="string" table:style-name="ce6">
            <text:p>Azulillo , Brasil , Palo brasil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amelia patens Jacq.<text:s/></text:p>
          </table:table-cell>
          <table:table-cell office:value-type="string" table:style-name="ce6">
            <text:p>Añilito , Arrocillo , Cachimbillo , Canela , Clavillo<text:s text:c="2"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ampea appendiculata (Donn. Sm.) Standl.<text:s/></text:p>
          </table:table-cell>
          <table:table-cell office:value-type="string" table:style-name="ce6">
            <text:p>Algodoncillo , Burio , Burio blanco , Buriogre<text:s/></text:p>
          </table:table-cell>
          <table:table-cell office:value-type="string" table:style-name="ce1">
            <text:p>Malv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ampea platanifolia <text:s/>Standl.<text:s/></text:p>
          </table:table-cell>
          <table:table-cell office:value-type="string" table:style-name="ce6">
            <text:p>Majagua<text:s/></text:p>
          </table:table-cell>
          <table:table-cell office:value-type="string" table:style-name="ce1">
            <text:p>Malv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Hasseltia floribunda Kunth<text:s/></text:p>
          </table:table-cell>
          <table:table-cell office:value-type="string" table:style-name="ce6">
            <text:p>Canfinillo , Chancho blanco , Guatuza Ira carne , Laurel , Muñeco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Hauya lucida Donn. Sm. &amp; Rose<text:s/></text:p>
          </table:table-cell>
          <table:table-cell office:value-type="string" table:style-name="ce6">
            <text:p>Guayabón real Subús<text:s/></text:p>
          </table:table-cell>
          <table:table-cell office:value-type="string" table:style-name="ce1">
            <text:p>Onag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Hauya lucida Donn. Sm. &amp; Rose<text:s/></text:p>
          </table:table-cell>
          <table:table-cell office:value-type="string" table:style-name="ce6">
            <text:p>Supara , Surá , Tubús<text:s/></text:p>
          </table:table-cell>
          <table:table-cell office:value-type="string" table:style-name="ce1">
            <text:p>Onag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edyosmum bonplandianum Kunth<text:s/></text:p>
          </table:table-cell>
          <table:table-cell office:value-type="string" table:style-name="ce6">
            <text:p>Aguillo<text:s/></text:p>
          </table:table-cell>
          <table:table-cell office:value-type="string" table:style-name="ce1">
            <text:p>Chrolanth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edyosmum mexicanum C. Cordem.<text:s/></text:p>
          </table:table-cell>
          <table:table-cell office:value-type="string" table:style-name="ce6">
            <text:p>Aguillo , Manglillo , Pina , Pinilla , Varablanca<text:s/></text:p>
          </table:table-cell>
          <table:table-cell office:value-type="string" table:style-name="ce1">
            <text:p>Chrolanth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Heliocarpus appendiculatus Turcz.<text:s/></text:p>
          </table:table-cell>
          <table:table-cell office:value-type="string" table:style-name="ce6">
            <text:p>Burillo , Coloradit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eliocarpus spp<text:s/></text:p>
          </table:table-cell>
          <table:table-cell office:value-type="string" table:style-name="ce6">
            <text:p>Burí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ernandia didymantha Donn. Sm.<text:s/></text:p>
          </table:table-cell>
          <table:table-cell office:value-type="string" table:style-name="ce6">
            <text:p>Burío , Laurel , Mastate , Muñeco , Zoncho , Zopilote<text:s/></text:p>
          </table:table-cell>
          <table:table-cell office:value-type="string" table:style-name="ce1">
            <text:p>Hernand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ernandia stenura Standl.<text:s/></text:p>
          </table:table-cell>
          <table:table-cell office:value-type="string" table:style-name="ce6">
            <text:p>Zopilote<text:s/></text:p>
          </table:table-cell>
          <table:table-cell office:value-type="string" table:style-name="ce1">
            <text:p>Hernand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Herrania purpurea (Pittier) R. E. Shult.<text:s/></text:p>
          </table:table-cell>
          <table:table-cell office:value-type="string" table:style-name="ce6">
            <text:p>Cacao de ardilla , Cacao de mono , Cacao de monte , Caco de mico , Tusiro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evea brasiliensis Mull. Arg.<text:s/></text:p>
          </table:table-cell>
          <table:table-cell office:value-type="string" table:style-name="ce6">
            <text:p>Hule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ibiscus pernambucensis Arruda<text:s/></text:p>
          </table:table-cell>
          <table:table-cell office:value-type="string" table:style-name="ce6">
            <text:p>Hule<text:s/></text:p>
          </table:table-cell>
          <table:table-cell office:value-type="string" table:style-name="ce1">
            <text:p>Malv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malium racemosum Jacq.<text:s/></text:p>
          </table:table-cell>
          <table:table-cell office:value-type="string" table:style-name="ce6">
            <text:p>Espino blanco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Huberodendron allenii Standl. &amp; L. O. Williams<text:s/></text:p>
          </table:table-cell>
          <table:table-cell office:value-type="string" table:style-name="ce6">
            <text:p>Amor de suegra , Cucharilla , Gambudo , Poponjoche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umiriastrum diguense Cuatrec.<text:s/></text:p>
          </table:table-cell>
          <table:table-cell office:value-type="string" table:style-name="ce6">
            <text:p>Chiricano , Chiricano triste , Lorito , Níspero<text:s/></text:p>
          </table:table-cell>
          <table:table-cell office:value-type="string" table:style-name="ce1">
            <text:p>Humir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Hura crepitans L.<text:s/></text:p>
          </table:table-cell>
          <table:table-cell office:value-type="string" table:style-name="ce6">
            <text:p>Ascá , Comenegro , Jabillo , Mancitón , Pilón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yeronima alchorneoides Allemao<text:s/></text:p>
          </table:table-cell>
          <table:table-cell office:value-type="string" table:style-name="ce6">
            <text:p>Ascá Báchöl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Hyeronima alchorneoides Allemao<text:s/></text:p>
          </table:table-cell>
          <table:table-cell office:value-type="string" table:style-name="ce6">
            <text:p>Bchölklú , Comenegro , Jabillo , Kikalá , Pilón , Sanbox , Sangre de tor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Hyeronima oblonga (Tul.) Mull. Arg.<text:s/></text:p>
          </table:table-cell>
          <table:table-cell office:value-type="string" table:style-name="ce6">
            <text:p>Algodoncillo , Campano , Chile , Cucaracho , Ecoth ebo , Kúlök , Kurock , Mancitón , Pilón , Piloncillo , White cedar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Hyeronima poasana Standl.<text:s/></text:p>
          </table:table-cell>
          <table:table-cell office:value-type="string" table:style-name="ce6">
            <text:p>Nancitón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Hymenaea courbaril L.<text:s/></text:p>
          </table:table-cell>
          <table:table-cell office:value-type="string" table:style-name="ce6">
            <text:p>Algarrobo , Cuapinol , Guapinol , Guapinol negro , Nancitón , Zapater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ymenolobium mesoamericanum H. C. Lima<text:s/></text:p>
          </table:table-cell>
          <table:table-cell office:value-type="string" table:style-name="ce6">
            <text:p>Cola de pav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Ilex skutchii Edwin ex T. R. Dudley &amp; W.<text:s/></text:p>
          </table:table-cell>
          <table:table-cell office:value-type="string" table:style-name="ce6">
            <text:p>Campano Campano blanco , Espino blanco , Plomillo<text:s/></text:p>
          </table:table-cell>
          <table:table-cell office:value-type="string" table:style-name="ce1">
            <text:p>Aquifo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Inga spp<text:s text:c="2"/></text:p>
          </table:table-cell>
          <table:table-cell office:value-type="string" table:style-name="ce6">
            <text:p>Guaba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Inga vera Willd.<text:s/></text:p>
          </table:table-cell>
          <table:table-cell office:value-type="string" table:style-name="ce6">
            <text:p>Guaba , Guaba colorada , Guaba ron ron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Iriartea deltoidea Ruiz &amp; Pav.<text:s/></text:p>
          </table:table-cell>
          <table:table-cell office:value-type="string" table:style-name="ce6">
            <text:p>Chonta , Maquenque , Palmiler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Jacaranda copaia (Aubl.) D. Don<text:s/></text:p>
          </table:table-cell>
          <table:table-cell office:value-type="string" table:style-name="ce6">
            <text:p>Buho , Gallinazo , Jacarand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Jacaratia dolichaula (Donn. Sm.) Woodson<text:s/></text:p>
          </table:table-cell>
          <table:table-cell office:value-type="string" table:style-name="ce6">
            <text:p>Ceiba papaya Palo de barril<text:s/></text:p>
          </table:table-cell>
          <table:table-cell office:value-type="string" table:style-name="ce1">
            <text:p>Cari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Jacaratia dolichaula (Donn. Sm.) Woodson<text:s/></text:p>
          </table:table-cell>
          <table:table-cell office:value-type="string" table:style-name="ce6">
            <text:p>Papaya de monte , Papayillo , Papayillo de monte<text:s/></text:p>
          </table:table-cell>
          <table:table-cell office:value-type="string" table:style-name="ce1">
            <text:p>Caric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Jacaratia spinosa (Aubl.) DC.<text:s text:c="2"/></text:p>
          </table:table-cell>
          <table:table-cell office:value-type="string" table:style-name="ce6">
            <text:p>Ceibo papaya , Papaya almendro , Papaya bongo , Papaya de monte , Papaya de venado<text:s/></text:p>
          </table:table-cell>
          <table:table-cell office:value-type="string" table:style-name="ce1">
            <text:p>Caric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Jacquinia nervosa C. Presl.<text:s/></text:p>
          </table:table-cell>
          <table:table-cell office:value-type="string" table:style-name="ce6">
            <text:p>Burriquita , Siempreverde , Siempreviva<text:s/></text:p>
          </table:table-cell>
          <table:table-cell office:value-type="string" table:style-name="ce1">
            <text:p>Theophrast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Jaracanda mimosifolia D. Don<text:s/></text:p>
          </table:table-cell>
          <table:table-cell office:value-type="string" table:style-name="ce6">
            <text:p>Jacaranda Nazareno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Juglans olanchana Standl. &amp; L. O. Williams<text:s/></text:p>
          </table:table-cell>
          <table:table-cell office:value-type="string" table:style-name="ce6">
            <text:p>Nogal<text:s/></text:p>
          </table:table-cell>
          <table:table-cell office:value-type="string" table:style-name="ce1">
            <text:p>Jugland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Karwinskia calderonii Standl.<text:s/></text:p>
          </table:table-cell>
          <table:table-cell office:value-type="string" table:style-name="ce6">
            <text:p>Chiliguiste <text:s/>Guiliguiste<text:s/></text:p>
          </table:table-cell>
          <table:table-cell office:value-type="string" table:style-name="ce1">
            <text:p>Rhamn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Lacmellea panamensis (Woodson) Markgr.<text:s/></text:p>
          </table:table-cell>
          <table:table-cell office:value-type="string" table:style-name="ce6">
            <text:p>Alcabú , Cerillo , Chicloso , Espinudo , Lagartillo negro , Largarto negro , Leche de vaca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cunaria panamensis (Standl.) Standl.<text:s/></text:p>
          </table:table-cell>
          <table:table-cell office:value-type="string" table:style-name="ce6">
            <text:p>Manglillo<text:s/></text:p>
          </table:table-cell>
          <table:table-cell office:value-type="string" table:style-name="ce1">
            <text:p>Quinaceae<text:s/></text:p>
          </table:table-cell>
          <table:table-cell table:number-columns-repeated="16381"/>
        </table:table-row>
        <table:table-row table:style-name="ro12">
          <table:table-cell office:value-type="string" table:style-name="ce5">
            <text:p>Laetia procera (Poepp.) Eichler<text:s/></text:p>
          </table:table-cell>
          <table:table-cell office:value-type="string" table:style-name="ce6">
            <text:p>Camarón , Espino amarillo , Manga larga , Manga larga blanca , Manga larga roja , Mangalarga blanca , Mangle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Lafoensia punicifolia DC.<text:s/></text:p>
          </table:table-cell>
          <table:table-cell office:value-type="string" table:style-name="ce6">
            <text:p>Amarillito , Amarillo , Amarillón , Bambito , Carbonero , Cascarillo , Palomo , Plomo , San Juanillo<text:s/></text:p>
          </table:table-cell>
          <table:table-cell office:value-type="string" table:style-name="ce1">
            <text:p>Lyth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gerstroemia indica L.<text:s/></text:p>
          </table:table-cell>
          <table:table-cell office:value-type="string" table:style-name="ce6">
            <text:p>Júpiter<text:s/></text:p>
          </table:table-cell>
          <table:table-cell office:value-type="string" table:style-name="ce1">
            <text:p>Lythraceae<text:s/></text:p>
          </table:table-cell>
          <table:table-cell table:number-columns-repeated="16381"/>
        </table:table-row>
        <table:table-row table:style-name="ro19">
          <table:table-cell office:value-type="string" table:style-name="ce5">
            <text:p>Lagerstroemia speciosa (L.) Pers.<text:s/></text:p>
          </table:table-cell>
          <table:table-cell office:value-type="string" table:style-name="ce6">
            <text:p>Orgullo de la India , Aceituno falso , Alcornoco , Alcornoque , Camarón , Canilla de mula , Cuero de sapo , Falso roble , Roble , Roble blanco<text:s/></text:p>
          </table:table-cell>
          <table:table-cell office:value-type="string" table:style-name="ce1">
            <text:p>Lyth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icania hypoleuca Benth.<text:s/></text:p>
          </table:table-cell>
          <table:table-cell office:value-type="string" table:style-name="ce6">
            <text:p>Cenizo , Cuero de sapo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icania operculipetala Standl. &amp; L. O. Williams<text:s/></text:p>
          </table:table-cell>
          <table:table-cell office:value-type="string" table:style-name="ce6">
            <text:p>Camarón , Zapotillo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Licania platypus (Hemsl.) Fritsch<text:s/></text:p>
          </table:table-cell>
          <table:table-cell office:value-type="string" table:style-name="ce6">
            <text:p>Sonzapote Zapote mechudo Zonzapote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caria cufodontisii Kosterm.<text:s/></text:p>
          </table:table-cell>
          <table:table-cell office:value-type="string" table:style-name="ce6">
            <text:p>Cane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caria excelsa Kosterm.<text:s/></text:p>
          </table:table-cell>
          <table:table-cell office:value-type="string" table:style-name="ce6">
            <text:p>Cane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icaria multinervis Holger Kurz<text:s/></text:p>
          </table:table-cell>
          <table:table-cell office:value-type="string" table:style-name="ce6">
            <text:p>Quina , Quizarrá quin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cuala grandis H. Wendl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cuala spinosa Thunb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gustrum lucidum Aiton<text:s/></text:p>
          </table:table-cell>
          <table:table-cell office:value-type="string" table:style-name="ce6">
            <text:p>Trueno<text:s/></text:p>
          </table:table-cell>
          <table:table-cell office:value-type="string" table:style-name="ce1">
            <text:p>Ole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ppia myriocephala Schltdl. &amp; Cham.<text:s/></text:p>
          </table:table-cell>
          <table:table-cell office:value-type="string" table:style-name="ce6">
            <text:p>Caraigre<text:s/></text:p>
          </table:table-cell>
          <table:table-cell office:value-type="string" table:style-name="ce1">
            <text:p>Verbe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ppia torresii Standl.<text:s/></text:p>
          </table:table-cell>
          <table:table-cell office:value-type="string" table:style-name="ce6">
            <text:p>Caraigre<text:s/></text:p>
          </table:table-cell>
          <table:table-cell office:value-type="string" table:style-name="ce1">
            <text:p>Verbe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iquidambar styraciflua L.<text:s/></text:p>
          </table:table-cell>
          <table:table-cell office:value-type="string" table:style-name="ce6">
            <text:p>Liquidanbar<text:s/></text:p>
          </table:table-cell>
          <table:table-cell office:value-type="string" table:style-name="ce1">
            <text:p>Hamameli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ivistona chinensis (Jacq.) R. Br. ex Mart.<text:s/></text:p>
          </table:table-cell>
          <table:table-cell office:value-type="string" table:style-name="ce6">
            <text:p>Palma de abanico de Chin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vistona saribus (Lour.) Merr. ex <text:s/>A. Chev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onchocarpus atropurpureus Benth.<text:s/></text:p>
          </table:table-cell>
          <table:table-cell office:value-type="string" table:style-name="ce6">
            <text:p>Chapern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Laguncularia racemosa (L.) C. F. Gaertn.<text:s/></text:p>
          </table:table-cell>
          <table:table-cell office:value-type="string" table:style-name="ce6">
            <text:p>Mangle , Mangle blanco , Mangle mariquita , Mangle salado , Mariquita Palo de sal , Palo salado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atania lontaroides (Gaertn.) H. E. Moore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Lecointea amazonica Ducke<text:s/></text:p>
          </table:table-cell>
          <table:table-cell office:value-type="string" table:style-name="ce6">
            <text:p>Caja , Costilla de danta , Costilla de dant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Lecythis ampla Miers<text:s/></text:p>
          </table:table-cell>
          <table:table-cell office:value-type="string" table:style-name="ce6">
            <text:p>Almedro papayo , Cachimbo , Jícaro Olla de mono , Papayón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ecythis mesophylla S. A. Mori<text:s/></text:p>
          </table:table-cell>
          <table:table-cell office:value-type="string" table:style-name="ce6">
            <text:p>Jícaro<text:s/></text:p>
          </table:table-cell>
          <table:table-cell office:value-type="string" table:style-name="ce1">
            <text:p>Lecythi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ennea viridiflora Seem.<text:s/></text:p>
          </table:table-cell>
          <table:table-cell office:value-type="string" table:style-name="ce6">
            <text:p>Madero negro de montaña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eucaena leucocephala (Lam.) de Wit<text:s/></text:p>
          </table:table-cell>
          <table:table-cell office:value-type="string" table:style-name="ce6">
            <text:p>Ipil Ipil , Leucaena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icania affinis Fritsch<text:s/></text:p>
          </table:table-cell>
          <table:table-cell office:value-type="string" table:style-name="ce6">
            <text:p>Cuero de sapo<text:s/></text:p>
          </table:table-cell>
          <table:table-cell office:value-type="string" table:style-name="ce1">
            <text:p>Chrysobalanaceae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icania arborea Seem.</text:p>
          </table:table-cell>
          <table:table-cell office:value-type="string" table:style-name="ce6">
            <text:p>Aceituno<text:s/></text:p>
          </table:table-cell>
          <table:table-cell office:value-type="string" table:style-name="ce1">
            <text:p>Chrysobalanaceae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Lonchocarpus costaricensis (Donn. Sm.) Pittier<text:s/></text:p>
          </table:table-cell>
          <table:table-cell office:value-type="string" table:style-name="ce6">
            <text:p>Chaperno , Corteza de venado , Pava , Siete cueros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onchocarpus felipei N. Zamora<text:s/></text:p>
          </table:table-cell>
          <table:table-cell office:value-type="string" table:style-name="ce6">
            <text:p>Chapern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onchocarpus ferrugineus M. Sousa<text:s/></text:p>
          </table:table-cell>
          <table:table-cell office:value-type="string" table:style-name="ce6">
            <text:p>Comenegr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Lonchocarpus minimiflorus Donn. Sm.<text:s/></text:p>
          </table:table-cell>
          <table:table-cell office:value-type="string" table:style-name="ce6">
            <text:p>Chapernillo Chapern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Lonchocarpus rugosus Benth.<text:s/></text:p>
          </table:table-cell>
          <table:table-cell office:value-type="string" table:style-name="ce6">
            <text:p>Carao macho , Cola de pavo , Comenegro , Frijolillo , Sandal macho , Sandalo , Sandalo mach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Luehea candida (DC.) Mart.<text:s/></text:p>
          </table:table-cell>
          <table:table-cell office:value-type="string" table:style-name="ce6">
            <text:p>Guácimo , Guácimo molenillo Molenill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Luehea seemannii Triana &amp; Planch.<text:s/></text:p>
          </table:table-cell>
          <table:table-cell office:value-type="string" table:style-name="ce6">
            <text:p>Guácimo , Guácimo colorado , Guácimo macho , Guácimo macho de montaña Guacimón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Luehea speciosa Willd.<text:s/></text:p>
          </table:table-cell>
          <table:table-cell office:value-type="string" table:style-name="ce6">
            <text:p>Gúacim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ysiloma auritum (Schltdl.) Benth.<text:s/></text:p>
          </table:table-cell>
          <table:table-cell office:value-type="string" table:style-name="ce6">
            <text:p>Quebrach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Lysiloma divaricatum (Jacq.) J. F. Macbr.<text:s/></text:p>
          </table:table-cell>
          <table:table-cell office:value-type="string" table:style-name="ce6">
            <text:p>Quebracho , Tamarindo de monte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cadamia integrifolia Maiden &amp; Betche<text:s text:c="2"/></text:p>
          </table:table-cell>
          <table:table-cell office:value-type="string" table:style-name="ce6">
            <text:p>Macadamia<text:s/></text:p>
          </table:table-cell>
          <table:table-cell office:value-type="string" table:style-name="ce1">
            <text:p>Prote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Machaerium biovulatum Micheli<text:s/></text:p>
          </table:table-cell>
          <table:table-cell office:value-type="string" table:style-name="ce6">
            <text:p>Espino negro , Siete cueros , Uña de gat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clura tinctoria (L.) G. Don<text:s/></text:p>
          </table:table-cell>
          <table:table-cell office:value-type="string" table:style-name="ce6">
            <text:p>Brasil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clura tinctoria (L.) G. Don<text:s/></text:p>
          </table:table-cell>
          <table:table-cell office:value-type="string" table:style-name="ce6">
            <text:p>Mora , Palo de mora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crohasseltia macroterantha Standl. &amp; L. O. Williams<text:s/></text:p>
          </table:table-cell>
          <table:table-cell office:value-type="string" table:style-name="ce6">
            <text:p>Espino blanco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Macrolobium hartshornii R. S. Cowan<text:s/></text:p>
          </table:table-cell>
          <table:table-cell office:value-type="string" table:style-name="ce6">
            <text:p>Josefino , Tamarindo de suampo<text:s text:c="2"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gnolia grandiflora L.<text:s/></text:p>
          </table:table-cell>
          <table:table-cell office:value-type="string" table:style-name="ce6">
            <text:p>Magnolia<text:s/></text:p>
          </table:table-cell>
          <table:table-cell office:value-type="string" table:style-name="ce1">
            <text:p>Magno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gnolia poasana (Pittier) Dandy<text:s/></text:p>
          </table:table-cell>
          <table:table-cell office:value-type="string" table:style-name="ce6">
            <text:p>Candelillo Magnolia<text:s/></text:p>
          </table:table-cell>
          <table:table-cell office:value-type="string" table:style-name="ce1">
            <text:p>Magno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gnolia sororum Seibert<text:s/></text:p>
          </table:table-cell>
          <table:table-cell office:value-type="string" table:style-name="ce6">
            <text:p>Candelillo Magnolia<text:s/></text:p>
          </table:table-cell>
          <table:table-cell office:value-type="string" table:style-name="ce1">
            <text:p>Magno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mmea americana L.<text:s/></text:p>
          </table:table-cell>
          <table:table-cell office:value-type="string" table:style-name="ce6">
            <text:p>Mamey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9">
          <table:table-cell office:value-type="string" table:style-name="ce5">
            <text:p>Mangifera indica L.<text:s/></text:p>
          </table:table-cell>
          <table:table-cell office:value-type="string" table:style-name="ce6">
            <text:p>Manco de mecha , Manga Mango <text:s/>, Mango agrio , Mango caribe , Mango de caite Mango de hilacha , Mango de piña , Mango de rosa , Mango mamey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nicaria saccifera Gaertn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nilkara chicle (Pittier) Gilly<text:s/></text:p>
          </table:table-cell>
          <table:table-cell office:value-type="string" table:style-name="ce6">
            <text:p>Níspero , Níspero de chicl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nilkara staminodella Gilly<text:s/></text:p>
          </table:table-cell>
          <table:table-cell office:value-type="string" table:style-name="ce6">
            <text:p>Níspero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anilkara zapota (L.) Royen<text:s/></text:p>
          </table:table-cell>
          <table:table-cell office:value-type="string" table:style-name="ce6">
            <text:p>Níspero , Níspero de chicl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Maranthes panamensis (Standl.) Prance &amp; F. Whi<text:s/></text:p>
          </table:table-cell>
          <table:table-cell office:value-type="string" table:style-name="ce6">
            <text:p>Camarón , Pejiballe , Pejibay , Pejibayito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rila laxiflora Rusby<text:s/></text:p>
          </table:table-cell>
          <table:table-cell office:value-type="string" table:style-name="ce6">
            <text:p>Goma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arila pluricostata Standl. &amp; L. O. Williams<text:s/></text:p>
          </table:table-cell>
          <table:table-cell office:value-type="string" table:style-name="ce6">
            <text:p>Camarón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tisia tinamastiana Estrada &amp; Casacante<text:s/></text:p>
          </table:table-cell>
          <table:table-cell office:value-type="string" table:style-name="ce6">
            <text:p><text:s/>Sin datos.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Mauria hetorophylla Kunth<text:s/></text:p>
          </table:table-cell>
          <table:table-cell office:value-type="string" table:style-name="ce6">
            <text:p>Cirri <text:s/>, Cirrí amarillo , Cirrí colorado , Jiñocuabe , Lentisco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elaleuca leucodendron<text:s/></text:p>
          </table:table-cell>
          <table:table-cell office:value-type="string" table:style-name="ce6">
            <text:p>Corcho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elia azedarach L.<text:s/></text:p>
          </table:table-cell>
          <table:table-cell office:value-type="string" table:style-name="ce6">
            <text:p>Paraíso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Melicoccus bijugatus Jacq.<text:s/></text:p>
          </table:table-cell>
          <table:table-cell office:value-type="string" table:style-name="ce6">
            <text:p>Mamón , Mamón , Mamón de Cartagena , Mamoncillo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iconia argentea (Sw.) DC.<text:s/></text:p>
          </table:table-cell>
          <table:table-cell office:value-type="string" table:style-name="ce6">
            <text:p>Capilote , María , María colorada , Murta , Santamaría<text:s/></text:p>
          </table:table-cell>
          <table:table-cell office:value-type="string" table:style-name="ce1">
            <text:p>Melastomat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Micropholis crotonoides (Pierre) Pierre<text:s/></text:p>
          </table:table-cell>
          <table:table-cell office:value-type="string" table:style-name="ce6">
            <text:p>Caimito , Zapotillo , Zapotillo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icropholis melinoniana Pierre<text:s/></text:p>
          </table:table-cell>
          <table:table-cell office:value-type="string" table:style-name="ce6">
            <text:p>Mariabé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Minquartia guianensis Aubl.<text:s/></text:p>
          </table:table-cell>
          <table:table-cell office:value-type="string" table:style-name="ce6">
            <text:p>Cuajada negra , Manú , Manú negro , Manwood , Mimillo , Palo de piedra , Suré , Tsule<text:s/></text:p>
          </table:table-cell>
          <table:table-cell office:value-type="string" table:style-name="ce1">
            <text:p>Ola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ontanoa hibiscifolia Benth.<text:s/></text:p>
          </table:table-cell>
          <table:table-cell office:value-type="string" table:style-name="ce6">
            <text:p>Tora<text:s/></text:p>
          </table:table-cell>
          <table:table-cell office:value-type="string" table:style-name="ce1">
            <text:p>Aster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Mora oleifera (Triana) Ducke<text:s/></text:p>
          </table:table-cell>
          <table:table-cell office:value-type="string" table:style-name="ce6">
            <text:p>Alcornoque , Chaperno , Chaperno de suampo , Mora , Mora de mangle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rtoniodendron anisophyllum (Standl.) Standl. &amp; Steye<text:s/></text:p>
          </table:table-cell>
          <table:table-cell office:value-type="string" table:style-name="ce6">
            <text:p>Cuero de vieja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Mosquitoxylum jamaicense Krug &amp; Urb.<text:s/></text:p>
          </table:table-cell>
          <table:table-cell office:value-type="string" table:style-name="ce6">
            <text:p>Cirri blanco , Cirri colorado Ciruelo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Mouriri gleasoniana Standl. ex Steyerm.<text:s/></text:p>
          </table:table-cell>
          <table:table-cell office:value-type="string" table:style-name="ce6">
            <text:p>Gasparillo Gasparrillo<text:s/></text:p>
          </table:table-cell>
          <table:table-cell office:value-type="string" table:style-name="ce1">
            <text:p>Melastomat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Muntingia calabura L.<text:s/></text:p>
          </table:table-cell>
          <table:table-cell office:value-type="string" table:style-name="ce6">
            <text:p>Capulín , Capulín blanco , Capulín de comer , Capulín dulce , Fruta de pava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Murraya paniculata (L.) Jack<text:s/></text:p>
          </table:table-cell>
          <table:table-cell office:value-type="string" table:style-name="ce6">
            <text:p>Azahar de india , Azahar de la India , Jazmín de la India , Mirt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Murraya paniculata (L.) Jack<text:s/></text:p>
          </table:table-cell>
          <table:table-cell office:value-type="string" table:style-name="ce6">
            <text:p>Mirto , Uruca , Uruca de jardín , Uruca extranjera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yrcia splendens (Sw.) DC.<text:s text:c="2"/></text:p>
          </table:table-cell>
          <table:table-cell office:value-type="string" table:style-name="ce6">
            <text:p>Murta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yrcianthes fragrans (Sw.) McVaugh<text:s/></text:p>
          </table:table-cell>
          <table:table-cell office:value-type="string" table:style-name="ce6">
            <text:p>Arrayán , Guayabillo Murta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20">
          <table:table-cell office:value-type="string" table:style-name="ce5">
            <text:p>Myrospermun frutescens Jacq.<text:s/></text:p>
          </table:table-cell>
          <table:table-cell office:value-type="string" table:style-name="ce6">
            <text:p>Arco Caraño , Guachipelín blanco , Guachipelín de ratón , Guachipelín de ratón , Guachipelín ratón , Palo de arco , Papi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Myroxylon balsamum (L.) Harms<text:s/></text:p>
          </table:table-cell>
          <table:table-cell office:value-type="string" table:style-name="ce6">
            <text:p>Bálsamo , Bálsamo de tolú <text:s/>Bálsamo del Perú , Bálsamo negro , Chirraca , Sánda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Myrsine pellucido-punctata Oerst.<text:s/></text:p>
          </table:table-cell>
          <table:table-cell office:value-type="string" table:style-name="ce6">
            <text:p>Ratón<text:s/></text:p>
          </table:table-cell>
          <table:table-cell office:value-type="string" table:style-name="ce1">
            <text:p>Myrsi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aucleopsis naga Pittier<text:s/></text:p>
          </table:table-cell>
          <table:table-cell office:value-type="string" table:style-name="ce6">
            <text:p>Amargo Quina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ectandra cissiflora Nees<text:s/></text:p>
          </table:table-cell>
          <table:table-cell office:value-type="string" table:style-name="ce6">
            <text:p>Aguacat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Nectandra cufodontisii (O. C. Schmidt) C. K. All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Nectandra globosa (Aubl.) Mez.<text:s/></text:p>
          </table:table-cell>
          <table:table-cell office:value-type="string" table:style-name="ce6">
            <text:p>Aguacatillo , Dokro , Quina , Quizarrá , Quizarrá blanco , Quizarrá quina Sigua , Sigua amar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Nectandra nitida Mez<text:s/></text:p>
          </table:table-cell>
          <table:table-cell office:value-type="string" table:style-name="ce6">
            <text:p>Aguacatillo , Quizarrá , Sigua amar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Nectandra ramonensis Standl.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Nectandra reticulata (Ruiz &amp; Pav.) Mez<text:s/></text:p>
          </table:table-cell>
          <table:table-cell office:value-type="string" table:style-name="ce6">
            <text:p>Quizarrá , Quizarrá zopilote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ectandra salicifolia (Kunth) Ness<text:s/></text:p>
          </table:table-cell>
          <table:table-cell office:value-type="string" table:style-name="ce6">
            <text:p>Aguacat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Nectandra salicifolia (Kunth) Ness<text:s/></text:p>
          </table:table-cell>
          <table:table-cell office:value-type="string" table:style-name="ce6">
            <text:p>Canelo , Ira , Ira colorado , Quina , Quizarrá , Quizarrá blanco , Sigua , Sigua amarillo , Sigua blanc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Nectandra sanguinea Roland. ex Rottb<text:s/></text:p>
          </table:table-cell>
          <table:table-cell office:value-type="string" table:style-name="ce6">
            <text:p>Ira rosa , Quizarrá colorad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Nectandra turbacensis (Kunth) Nees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Neonicholsonia watsonii Dammer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Newtonia suaveolens (Miq.) Brenan<text:s/></text:p>
          </table:table-cell>
          <table:table-cell office:value-type="string" table:style-name="ce6">
            <text:p>Ardillo Iguano , Tamarindillo , Tamarind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Ochroma pyramidale (Cav. ex Lam.) Urb.<text:s/></text:p>
          </table:table-cell>
          <table:table-cell office:value-type="string" table:style-name="ce6">
            <text:p>Balsa , Balso , Dachà , Dachaclö , Dichá , Enea , Enea , Kachá , Wlúklo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otea austinii C. K. Allen<text:s/></text:p>
          </table:table-cell>
          <table:table-cell office:value-type="string" table:style-name="ce6">
            <text:p>Ira colorad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cotea babosa (mal ap.) C. K. Allen<text:s/></text:p>
          </table:table-cell>
          <table:table-cell office:value-type="string" table:style-name="ce6">
            <text:p>Iras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cotea brenesii Standl.<text:s/></text:p>
          </table:table-cell>
          <table:table-cell office:value-type="string" table:style-name="ce6">
            <text:p>Iras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cotea dentata van der Werff<text:s/></text:p>
          </table:table-cell>
          <table:table-cell office:value-type="string" table:style-name="ce6">
            <text:p>Iras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Ocotea endresiana Mez<text:s/></text:p>
          </table:table-cell>
          <table:table-cell office:value-type="string" table:style-name="ce6">
            <text:p>Ira mangle , Marañon , Sigua oloros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Ocotea glaucosericea Rohwer<text:s/></text:p>
          </table:table-cell>
          <table:table-cell office:value-type="string" table:style-name="ce6">
            <text:p>Bambito , Bambito blanco , Ira ros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otea hartshorniana Hammel<text:s/></text:p>
          </table:table-cell>
          <table:table-cell office:value-type="string" table:style-name="ce6">
            <text:p>Quizarrá amarill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Ocotea insularis (Meisn.) Mez<text:s/></text:p>
          </table:table-cell>
          <table:table-cell office:value-type="string" table:style-name="ce6">
            <text:p>Aguacatillo , Irá marañon , 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otea ira Mez &amp; Pittier<text:s/></text:p>
          </table:table-cell>
          <table:table-cell office:value-type="string" table:style-name="ce6">
            <text:p>Aguacatón , Ir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cotea ira Mez &amp; Pittier<text:s/></text:p>
          </table:table-cell>
          <table:table-cell office:value-type="string" table:style-name="ce6">
            <text:p>Pocor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cotea mollifolia Mez &amp; Pittier<text:s/></text:p>
          </table:table-cell>
          <table:table-cell office:value-type="string" table:style-name="ce6">
            <text:p>Aguacatón 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Ocotea monteverdensis W. C. Burger<text:s/></text:p>
          </table:table-cell>
          <table:table-cell office:value-type="string" table:style-name="ce6">
            <text:p>Quizarrá amarillo , Quizarrá blanco , Quizarrá quin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otea oblonga (Meisn.) Mez<text:s/></text:p>
          </table:table-cell>
          <table:table-cell office:value-type="string" table:style-name="ce6">
            <text:p>Quizarrá quin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Ocotea pseudopalmana W. C. Burger<text:s/></text:p>
          </table:table-cell>
          <table:table-cell office:value-type="string" table:style-name="ce6">
            <text:p>Ira , Ira mangle , Ira zoncho , Ira zopilote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otea puberula (Rich.) Nees<text:s/></text:p>
          </table:table-cell>
          <table:table-cell office:value-type="string" table:style-name="ce6">
            <text:p>Ira zopilote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Ocotea stenoneura Mez &amp; Pittier<text:s/></text:p>
          </table:table-cell>
          <table:table-cell office:value-type="string" table:style-name="ce6">
            <text:p>Aguacatillo , Quizarrá amarillo , Quizarrá canelo , Tiquísaro , Yaya , Yay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Ocotea valeriana (Standl.) W. C. Burger<text:s/></text:p>
          </table:table-cell>
          <table:table-cell office:value-type="string" table:style-name="ce6">
            <text:p>Quizarrá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Ocotea veraguensis (Meisn.) Mez<text:s/></text:p>
          </table:table-cell>
          <table:table-cell office:value-type="string" table:style-name="ce6">
            <text:p>Canelillo , Canelo , Quina , Sigua canel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Ocotea whitei Woodson<text:s/></text:p>
          </table:table-cell>
          <table:table-cell office:value-type="string" table:style-name="ce6">
            <text:p>Bambito colorado , Irá patón , Ira rosa , Sigua amarill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enocarpus mapora H. Karst.<text:s/></text:p>
          </table:table-cell>
          <table:table-cell office:value-type="string" table:style-name="ce6">
            <text:p>Maquenqu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reamunnea mexicana (Standl.) J.-F. Leroy<text:s/></text:p>
          </table:table-cell>
          <table:table-cell office:value-type="string" table:style-name="ce6">
            <text:p>Gaulín Gavilán<text:s/></text:p>
          </table:table-cell>
          <table:table-cell office:value-type="string" table:style-name="ce1">
            <text:p>Jugland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Oreamunnea pterocarpa Oerts.<text:s/></text:p>
          </table:table-cell>
          <table:table-cell office:value-type="string" table:style-name="ce6">
            <text:p>Campano , Gavilán , Gavilán blanco<text:s/></text:p>
          </table:table-cell>
          <table:table-cell office:value-type="string" table:style-name="ce1">
            <text:p>Jugland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Oreopanax xalapensis (Kunth) Decne. &amp; Planch.<text:s/></text:p>
          </table:table-cell>
          <table:table-cell office:value-type="string" table:style-name="ce6">
            <text:p>Cacho de venado , Higuera , Papayillo<text:s/></text:p>
          </table:table-cell>
          <table:table-cell office:value-type="string" table:style-name="ce1">
            <text:p>Ara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rmosia coccinea (Aubl.) Jacks.<text:s/></text:p>
          </table:table-cell>
          <table:table-cell office:value-type="string" table:style-name="ce6">
            <text:p>Alazán , Coralillo , Nene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Ormosia macrocalyx Ducke<text:s/></text:p>
          </table:table-cell>
          <table:table-cell office:value-type="string" table:style-name="ce6">
            <text:p>Frijolillo , Nene , Nene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Ormosia velutina Rudd<text:s/></text:p>
          </table:table-cell>
          <table:table-cell office:value-type="string" table:style-name="ce6">
            <text:p>Nene , Nene carita , Nene panza negra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Otoba novogranatensis Moldenke<text:s/></text:p>
          </table:table-cell>
          <table:table-cell office:value-type="string" table:style-name="ce6">
            <text:p>Bogamaní , Bola de oro , Campano , Escobo negro , Fruta , Fruta dorada , Hoja dorada , Lirio de montaña , Sebo Yaya<text:s/></text:p>
          </table:table-cell>
          <table:table-cell office:value-type="string" table:style-name="ce1">
            <text:p>Myristicaceae<text:s/></text:p>
          </table:table-cell>
          <table:table-cell table:number-columns-repeated="16381"/>
        </table:table-row>
        <table:table-row table:style-name="ro20">
          <table:table-cell office:value-type="string" table:style-name="ce5">
            <text:p>Pachira aquatica Aubl.<text:s/></text:p>
          </table:table-cell>
          <table:table-cell office:value-type="string" table:style-name="ce6">
            <text:p>Caco cimarrón , Caco de danta , Huevos de burro , Jelinjoche , Lirio de montaña , Poponjoche , Quirihuillo , Zapotón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alandra aequatorialis O. F. Cook<text:s/></text:p>
          </table:table-cell>
          <table:table-cell office:value-type="string" table:style-name="ce6">
            <text:p>Palma de marfín vegeta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ndanus tectorius Sol.<text:s/></text:p>
          </table:table-cell>
          <table:table-cell office:value-type="string" table:style-name="ce6">
            <text:p>Falsa palmera<text:s/></text:p>
          </table:table-cell>
          <table:table-cell office:value-type="string" table:style-name="ce1">
            <text:p>Pandan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Panopsis suaveolens (Koltzsch &amp; H. Karst.) Pi<text:s/></text:p>
          </table:table-cell>
          <table:table-cell office:value-type="string" table:style-name="ce6">
            <text:p>Palo de papa , Papa , Papa de monte<text:s/></text:p>
          </table:table-cell>
          <table:table-cell office:value-type="string" table:style-name="ce1">
            <text:p>Prote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aramachaerium gruberi Brizicky<text:s/></text:p>
          </table:table-cell>
          <table:table-cell office:value-type="string" table:style-name="ce6">
            <text:p>Sangrillo , Sangrillo colorad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arinari excelsa Sabine<text:s/></text:p>
          </table:table-cell>
          <table:table-cell office:value-type="string" table:style-name="ce6">
            <text:p>Areno Pejiballe , Turrú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arinari parvifolia Sandwith<text:s/></text:p>
          </table:table-cell>
          <table:table-cell office:value-type="string" table:style-name="ce6">
            <text:p>Pejiballe<text:s/></text:p>
          </table:table-cell>
          <table:table-cell office:value-type="string" table:style-name="ce1">
            <text:p>Chrysobalan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Parkia pendula (Willd.) Benth. ex Walp.<text:s text:c="2"/></text:p>
          </table:table-cell>
          <table:table-cell office:value-type="string" table:style-name="ce6">
            <text:p>Ardillo , Guanacastillo , Iguano , Tamarindo , Tamarindo gigante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Parkinsonia aculeata L.<text:s/></text:p>
          </table:table-cell>
          <table:table-cell office:value-type="string" table:style-name="ce6">
            <text:p>Espino del cairo , Espino negro , Palo verde , Paloverde , Retam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kinsonia aculeata L.<text:s/></text:p>
          </table:table-cell>
          <table:table-cell office:value-type="string" table:style-name="ce6">
            <text:p>Sauco Yab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Parmentiera valeríi Standl.<text:s/></text:p>
          </table:table-cell>
          <table:table-cell office:value-type="string" table:style-name="ce6">
            <text:p>Cacho de danta , Cacho de danto , Jícaro , Jícaro de danta , Plátano de dant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ausandra trianae (Mull. Arg.) Baill.<text:s/></text:p>
          </table:table-cell>
          <table:table-cell office:value-type="string" table:style-name="ce6">
            <text:p>Tabacón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Pelliciera rhizophorae Triana &amp; Planch.<text:s/></text:p>
          </table:table-cell>
          <table:table-cell office:value-type="string" table:style-name="ce6">
            <text:p>Mangle de piña , Mangle piñuela , Mangle piñuelo<text:s/></text:p>
          </table:table-cell>
          <table:table-cell office:value-type="string" table:style-name="ce1">
            <text:p>The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Peltogyne purpurea Pittier<text:s/></text:p>
          </table:table-cell>
          <table:table-cell office:value-type="string" table:style-name="ce6">
            <text:p>Aromio , Azulillo , Nazareno , Nene , Sangre de Crist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Pentaclethra macroloba (Willd.) Kuntze<text:s/></text:p>
          </table:table-cell>
          <table:table-cell office:value-type="string" table:style-name="ce6">
            <text:p>Gavilán , Gavilán quebracho , Quebracho , Sharál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era arborea Mutis<text:s/></text:p>
          </table:table-cell>
          <table:table-cell office:value-type="string" table:style-name="ce6">
            <text:p>Per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ersea americana Mill.<text:s/></text:p>
          </table:table-cell>
          <table:table-cell office:value-type="string" table:style-name="ce6">
            <text:p>Aguacate , Amó , Avocado , Jamó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Persea caerulea (Ruiz &amp; Pav.) Mez<text:s/></text:p>
          </table:table-cell>
          <table:table-cell office:value-type="string" table:style-name="ce6">
            <text:p>Aguacatillo , Aguacatillo ascá , Aguacatón , Ira , Ira café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Persea schiedeana Nees<text:s/></text:p>
          </table:table-cell>
          <table:table-cell office:value-type="string" table:style-name="ce6">
            <text:p>Aguacate de montaña , Aguacatón , Yas , Yas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hoenix canariensis Hort. ex Chabaud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hoenix pusilla Gaertn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hoenix reclinata Jacq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hoenix roebelenii O`Brien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holidostachys pulchra H. Wendl. ex Burret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hyllanthus skutchii Standl.<text:s/></text:p>
          </table:table-cell>
          <table:table-cell office:value-type="string" table:style-name="ce6">
            <text:p>Sin nombre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hyllocarpus septrentionalis Donn. Sm.<text:s/></text:p>
          </table:table-cell>
          <table:table-cell office:value-type="string" table:style-name="ce6">
            <text:p>Sin nombre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caribaea var. Hondurensis Morelet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montezumae A. B. Lambert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oocarpa Schlechtendal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patula Schlechtendal &amp; Chamisso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pseudostrobus Lindl.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radiata D. Don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inus tecunumanii Eguiluz &amp; J. P. Perry<text:s/></text:p>
          </table:table-cell>
          <table:table-cell office:value-type="string" table:style-name="ce6">
            <text:p>Pino<text:s/></text:p>
          </table:table-cell>
          <table:table-cell office:value-type="string" table:style-name="ce1">
            <text:p>Pi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iper auritum Kunth<text:s/></text:p>
          </table:table-cell>
          <table:table-cell office:value-type="string" table:style-name="ce6">
            <text:p>Anisillo , Hoja de estrella<text:s/></text:p>
          </table:table-cell>
          <table:table-cell office:value-type="string" table:style-name="ce1">
            <text:p>Piper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Piscidia carthagenensis Jacq.<text:s/></text:p>
          </table:table-cell>
          <table:table-cell office:value-type="string" table:style-name="ce6">
            <text:p>Cachimbo , Pellejo de toro , Siete cueros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ithecellobium dulce (Roxb.) Benth.<text:s/></text:p>
          </table:table-cell>
          <table:table-cell office:value-type="string" table:style-name="ce6">
            <text:p>Michiguiste Mochiguiste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ithecellobium lanceolatum (Humb. &amp; Bonpl. ex) Will<text:s/></text:p>
          </table:table-cell>
          <table:table-cell office:value-type="string" table:style-name="ce6">
            <text:p>Michiguiste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latycadus occidentalis<text:s text:c="2"/></text:p>
          </table:table-cell>
          <table:table-cell office:value-type="string" table:style-name="ce6">
            <text:p>Thuja<text:s/></text:p>
          </table:table-cell>
          <table:table-cell office:value-type="string" table:style-name="ce1">
            <text:p>Cupress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latycladus orientalis (L.) Franco<text:s/></text:p>
          </table:table-cell>
          <table:table-cell office:value-type="string" table:style-name="ce6">
            <text:p>Thuja<text:s/></text:p>
          </table:table-cell>
          <table:table-cell office:value-type="string" table:style-name="ce1">
            <text:p>Cupress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latymiscium curuense N. Zamora &amp; Kiitgaard<text:s/></text:p>
          </table:table-cell>
          <table:table-cell office:value-type="string" table:style-name="ce6">
            <text:p>Cachimbo , Cristóbal , Ñambar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latymiscium parviflorum Benth.<text:s/></text:p>
          </table:table-cell>
          <table:table-cell office:value-type="string" table:style-name="ce6">
            <text:p>Cachimbo , Cristóbal , Ñambar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latymiscium pinnatum (Jacq.) Dugand<text:s/></text:p>
          </table:table-cell>
          <table:table-cell office:value-type="string" table:style-name="ce6">
            <text:p>Cachimbo , Cristóbal , Ñambar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leurothyrium palmanum (Mez &amp; Donn. Sm.) Rohwer<text:s/></text:p>
          </table:table-cell>
          <table:table-cell office:value-type="string" table:style-name="ce6">
            <text:p>Ira zopilote , Quizarrá zopilote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Plumeria rubra L.<text:s/></text:p>
          </table:table-cell>
          <table:table-cell office:value-type="string" table:style-name="ce6">
            <text:p>Alhelí , Cacalojoche , Flor blanca , Fragipani , Frangipana , Jiquiloche , Juche , Torito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odachaenium eminens (Lag.) Sch. Bip<text:s/></text:p>
          </table:table-cell>
          <table:table-cell office:value-type="string" table:style-name="ce6">
            <text:p>Tora , Tora blanca<text:s/></text:p>
          </table:table-cell>
          <table:table-cell office:value-type="string" table:style-name="ce1">
            <text:p>Aster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Podocarpus costaricensis de Laub.<text:s/></text:p>
          </table:table-cell>
          <table:table-cell office:value-type="string" table:style-name="ce6">
            <text:p>Ciprecillo , Ciprés blanco , Cipresillo , Cipresillo amarillo , Coloba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docarpus costaricensis de Laub.<text:s/></text:p>
          </table:table-cell>
          <table:table-cell office:value-type="string" table:style-name="ce6">
            <text:p>Lorito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Podocarpus guatemalensis Standl.<text:s/></text:p>
          </table:table-cell>
          <table:table-cell office:value-type="string" table:style-name="ce6">
            <text:p>Ciprecillo , Ciprecillo amarillo , Ciprecillo blanco , Pinillo , Pino de montaña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docarpus macrostachys Parl.<text:s/></text:p>
          </table:table-cell>
          <table:table-cell office:value-type="string" table:style-name="ce6">
            <text:p>Cipresillo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docarpus monteverdeensis de Laub.<text:s/></text:p>
          </table:table-cell>
          <table:table-cell office:value-type="string" table:style-name="ce6">
            <text:p>Ciprecillo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pulus alba L.<text:s/></text:p>
          </table:table-cell>
          <table:table-cell office:value-type="string" table:style-name="ce6">
            <text:p>Populus , Populus<text:s/></text:p>
          </table:table-cell>
          <table:table-cell office:value-type="string" table:style-name="ce1">
            <text:p>Sali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soqueria latifolia (Rudge) Roem. &amp; Schult.<text:s/></text:p>
          </table:table-cell>
          <table:table-cell office:value-type="string" table:style-name="ce6">
            <text:p>Guayaba de mono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Poulsenia armata (Miq.) Standl.<text:s/></text:p>
          </table:table-cell>
          <table:table-cell office:value-type="string" table:style-name="ce6">
            <text:p>Calugo , Chilamante espinoso , Chilamate espina , Mastate<text:s/></text:p>
          </table:table-cell>
          <table:table-cell office:value-type="string" table:style-name="ce1">
            <text:p>Mor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Pourouma bicolor Mart.<text:s/></text:p>
          </table:table-cell>
          <table:table-cell office:value-type="string" table:style-name="ce6">
            <text:p>Alazán , Chumico , Guarumo de montaña , Lija , Mastate , Pasica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ourouma minor Benoist<text:s/></text:p>
          </table:table-cell>
          <table:table-cell office:value-type="string" table:style-name="ce6">
            <text:p>Chumico , Huevos de gato<text:s/></text:p>
          </table:table-cell>
          <table:table-cell office:value-type="string" table:style-name="ce1">
            <text:p>Cecrop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uteria congestifolia Pilz<text:s/></text:p>
          </table:table-cell>
          <table:table-cell office:value-type="string" table:style-name="ce6">
            <text:p>Leche amarilla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uteria laevigata (Mart.) Radlk.<text:s/></text:p>
          </table:table-cell>
          <table:table-cell office:value-type="string" table:style-name="ce6">
            <text:p>Sapot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uteria sapota (Jacq.) H. E. Moore &amp; Ste<text:s/></text:p>
          </table:table-cell>
          <table:table-cell office:value-type="string" table:style-name="ce6">
            <text:p>Sapot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uteria torta (Mart.) Radlk.<text:s/></text:p>
          </table:table-cell>
          <table:table-cell office:value-type="string" table:style-name="ce6">
            <text:p>Sapot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uteria viridis (Pittier) Cronquist<text:s/></text:p>
          </table:table-cell>
          <table:table-cell office:value-type="string" table:style-name="ce6">
            <text:p>Zapot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ovedadaphne quadriporata W. C. Burger<text:s/></text:p>
          </table:table-cell>
          <table:table-cell office:value-type="string" table:style-name="ce6">
            <text:p>Ira rosa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estoea acuminata (Willd.) H. E. Moore<text:s/></text:p>
          </table:table-cell>
          <table:table-cell office:value-type="string" table:style-name="ce6">
            <text:p>Palmito morad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restoea decurrens (H. Wendl. ex ) Burret H.<text:s/></text:p>
          </table:table-cell>
          <table:table-cell office:value-type="string" table:style-name="ce6">
            <text:p>Palmito mantequill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restoea longepetiolata (Oerts.) H. E. Moore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rioria copaifera Griseb.<text:s/></text:p>
          </table:table-cell>
          <table:table-cell office:value-type="string" table:style-name="ce6">
            <text:p>Camíbar , Cativo , Cativo blanc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ritchardia pacifica Seem. &amp; H. Wendl. ex <text:s/>H. Wendl.<text:s/></text:p>
          </table:table-cell>
          <table:table-cell office:value-type="string" table:style-name="ce6">
            <text:p>Palma de abanico de , Fiji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Protium costaricense (Rose) Engl.<text:s/></text:p>
          </table:table-cell>
          <table:table-cell office:value-type="string" table:style-name="ce6">
            <text:p>Alcanfor , Canfín , Canfine , Canfinsillo , Caraña , Copal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rotium costaricense (Rose) Engl.<text:s/></text:p>
          </table:table-cell>
          <table:table-cell office:value-type="string" table:style-name="ce6">
            <text:p>Copalill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tium glabrum (Rose) Engl.<text:s/></text:p>
          </table:table-cell>
          <table:table-cell office:value-type="string" table:style-name="ce6">
            <text:p>Canfín Copalill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rotium panamense (Rose) I. M. Johnst.<text:s/></text:p>
          </table:table-cell>
          <table:table-cell office:value-type="string" table:style-name="ce6">
            <text:p>Alcanfor , Canfin , Copal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rotium pittieri (Rose) Engl.<text:s/></text:p>
          </table:table-cell>
          <table:table-cell office:value-type="string" table:style-name="ce6">
            <text:p>Copal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rotium ravenii D. M. Porter<text:s/></text:p>
          </table:table-cell>
          <table:table-cell office:value-type="string" table:style-name="ce6">
            <text:p>Canfin , Copal , Copalill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tium schippi Lundell<text:s/></text:p>
          </table:table-cell>
          <table:table-cell office:value-type="string" table:style-name="ce6">
            <text:p>Canfin Copal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tium spp<text:s/></text:p>
          </table:table-cell>
          <table:table-cell office:value-type="string" table:style-name="ce6">
            <text:p>Alcanfor Canfín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rumnopitys standleyi (J. Buchholz &amp; N. Gray) d<text:s/></text:p>
          </table:table-cell>
          <table:table-cell office:value-type="string" table:style-name="ce6">
            <text:p>Ciprés lorito , Cipresillo, ciprecillo<text:s/></text:p>
          </table:table-cell>
          <table:table-cell office:value-type="string" table:style-name="ce1">
            <text:p>Podocarp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Prunus annularis Koehne<text:s/></text:p>
          </table:table-cell>
          <table:table-cell office:value-type="string" table:style-name="ce6">
            <text:p>Cipresillo , Duraznillo , Manglillo , Mariquita<text:s/></text:p>
          </table:table-cell>
          <table:table-cell office:value-type="string" table:style-name="ce1">
            <text:p>Ros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unus corniflora Koehne<text:s/></text:p>
          </table:table-cell>
          <table:table-cell office:value-type="string" table:style-name="ce6">
            <text:p>Duraznillo<text:s/></text:p>
          </table:table-cell>
          <table:table-cell office:value-type="string" table:style-name="ce1">
            <text:p>Ros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unus subcorymbosa Ruiz ex Koehne<text:s/></text:p>
          </table:table-cell>
          <table:table-cell office:value-type="string" table:style-name="ce6">
            <text:p>Duraznillo<text:s/></text:p>
          </table:table-cell>
          <table:table-cell office:value-type="string" table:style-name="ce1">
            <text:p>Rosaceae<text:s/></text:p>
          </table:table-cell>
          <table:table-cell table:number-columns-repeated="16381"/>
        </table:table-row>
        <table:table-row table:style-name="ro20">
          <table:table-cell office:value-type="string" table:style-name="ce5">
            <text:p>Pseudobombax septenatum (Jacq.) Dugand<text:s/></text:p>
          </table:table-cell>
          <table:table-cell office:value-type="string" table:style-name="ce6">
            <text:p>Barrigón , Ceiba barrigón <text:s/>, Ceiba de rayas , Ceibo , Ceibo barrigón , Ceibo barrigón , Ceibo macho , Ceibo pochote , Ceibo verde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Pseudosamanea guachapele (Kunth) Harms<text:s/></text:p>
          </table:table-cell>
          <table:table-cell office:value-type="string" table:style-name="ce6">
            <text:p>Cenízaro macho , Gallinazo , Gavilán Gavilana , Guayaquil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Psidium sartorianum (O. Berg) Nied.<text:s/></text:p>
          </table:table-cell>
          <table:table-cell office:value-type="string" table:style-name="ce6">
            <text:p>Cacique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Pterocarpus hayesii Hemsl.<text:s/></text:p>
          </table:table-cell>
          <table:table-cell office:value-type="string" table:style-name="ce6">
            <text:p>Cachimbo blanco , Sandre drago , Sangregado , Sangrillo , Sangrillo blanc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Pterocarpus michelianus N. Zamora<text:s/></text:p>
          </table:table-cell>
          <table:table-cell office:value-type="string" table:style-name="ce6">
            <text:p>Clavelino , Sangregad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9">
          <table:table-cell office:value-type="string" table:style-name="ce5">
            <text:p>Pterocarpus officinalis Jacq.<text:s/></text:p>
          </table:table-cell>
          <table:table-cell office:value-type="string" table:style-name="ce6">
            <text:p>Chajada , Chajada amarilla , Cuajada amarilla , Kapek , Paleto , Palo de sangre , Sangre , Sangregado , Sangregao , Sangrillo Targuayugo , Targuayugo blanc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erocarpus rohrii Vahl<text:s/></text:p>
          </table:table-cell>
          <table:table-cell office:value-type="string" table:style-name="ce6">
            <text:p>Paleta , Sangregad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erocarpus violaceus Vogel<text:s/></text:p>
          </table:table-cell>
          <table:table-cell office:value-type="string" table:style-name="ce6">
            <text:p>Sangregado Sangrill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Pterygota excelsa (Standl. &amp; L. O. Williams) Kosterm.<text:s/></text:p>
          </table:table-cell>
          <table:table-cell office:value-type="string" table:style-name="ce6">
            <text:p>Probado , Queso fresco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Qualea paraensis Ducke<text:s/></text:p>
          </table:table-cell>
          <table:table-cell office:value-type="string" table:style-name="ce6">
            <text:p>Areno , Gorgojo , Masicarán , Mazicarán<text:s/></text:p>
          </table:table-cell>
          <table:table-cell office:value-type="string" table:style-name="ce1">
            <text:p>Vochys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Quararibea asterolepsis Pittier<text:s/></text:p>
          </table:table-cell>
          <table:table-cell office:value-type="string" table:style-name="ce6">
            <text:p>Garrocho , Guácimo molenillo<text:s/></text:p>
          </table:table-cell>
          <table:table-cell office:value-type="string" table:style-name="ce1">
            <text:p>Bombaca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Quercus brenesii Trel.<text:s/></text:p>
          </table:table-cell>
          <table:table-cell office:value-type="string" table:style-name="ce6">
            <text:p>Encino , Roble , Roble negro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Quercus copeyensis C. H. Mull.<text:s/></text:p>
          </table:table-cell>
          <table:table-cell office:value-type="string" table:style-name="ce6">
            <text:p>Barcino blanco , Encino , Roble , Roble barcino , Roble blanco , Roble colorado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Quercus corrugata Hook.<text:s/></text:p>
          </table:table-cell>
          <table:table-cell office:value-type="string" table:style-name="ce6">
            <text:p>Encino Roble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Quercus costaricensis Liebm.<text:s/></text:p>
          </table:table-cell>
          <table:table-cell office:value-type="string" table:style-name="ce6">
            <text:p>Encino , Encino blanco , Roble , Roble encino , Roble negro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Quercus oleoides Schltdl. &amp; Cham.<text:s/></text:p>
          </table:table-cell>
          <table:table-cell office:value-type="string" table:style-name="ce6">
            <text:p>Encino Roble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Quercus oocarpa Liebm.<text:s/></text:p>
          </table:table-cell>
          <table:table-cell office:value-type="string" table:style-name="ce6">
            <text:p>Roble , Roble blanco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Quercus rapurahuensis Pittier ex Trel.<text:s/></text:p>
          </table:table-cell>
          <table:table-cell office:value-type="string" table:style-name="ce6">
            <text:p>Roble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Quercus seemanii Liebm.<text:s/></text:p>
          </table:table-cell>
          <table:table-cell office:value-type="string" table:style-name="ce6">
            <text:p>Roble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Quercus spp<text:s/></text:p>
          </table:table-cell>
          <table:table-cell office:value-type="string" table:style-name="ce6">
            <text:p>Encino Roble<text:s text:c="2"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Quercus tonduzii Seemen<text:s/></text:p>
          </table:table-cell>
          <table:table-cell office:value-type="string" table:style-name="ce6">
            <text:p>Roble<text:s/></text:p>
          </table:table-cell>
          <table:table-cell office:value-type="string" table:style-name="ce1">
            <text:p>Fag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phia taedigera Mart.<text:s/></text:p>
          </table:table-cell>
          <table:table-cell office:value-type="string" table:style-name="ce6">
            <text:p>Tagua , Yolill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Raphia vinifera P. Beauv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venala madagascariensis Sonn.<text:s/></text:p>
          </table:table-cell>
          <table:table-cell office:value-type="string" table:style-name="ce6">
            <text:p>Palma de viajero<text:s/></text:p>
          </table:table-cell>
          <table:table-cell office:value-type="string" table:style-name="ce1">
            <text:p>Strelichz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Reinhardtia gracilis (H. Wendl.) Drude ex Damm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Rhapis excelsa (Thunb.) A. Henry ex Rehder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Rhizophora mangle L.<text:s/></text:p>
          </table:table-cell>
          <table:table-cell office:value-type="string" table:style-name="ce6">
            <text:p>Mangle , Mangle blanco , Mangle caballero , Mangle colorado , Mangle gateador , Mangle gato , Mangrove<text:s/></text:p>
          </table:table-cell>
          <table:table-cell office:value-type="string" table:style-name="ce1">
            <text:p>Rhizophor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Rhizophora racemosa G. Mey.<text:s/></text:p>
          </table:table-cell>
          <table:table-cell office:value-type="string" table:style-name="ce6">
            <text:p>Mangle caballero , Mangle colorado , Mangle gateador<text:s/></text:p>
          </table:table-cell>
          <table:table-cell office:value-type="string" table:style-name="ce1">
            <text:p>Rhizopho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Ricinus communis L.<text:s/></text:p>
          </table:table-cell>
          <table:table-cell office:value-type="string" table:style-name="ce6">
            <text:p>Higuerilla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ollinia pittieri Saff.<text:s/></text:p>
          </table:table-cell>
          <table:table-cell office:value-type="string" table:style-name="ce6">
            <text:p>Anón , Anonillo , Candel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Roupala glaberrima Pittier<text:s/></text:p>
          </table:table-cell>
          <table:table-cell office:value-type="string" table:style-name="ce6">
            <text:p>Danto , Danto amarillo , Danto hediondo<text:s/></text:p>
          </table:table-cell>
          <table:table-cell office:value-type="string" table:style-name="ce1">
            <text:p>Prote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Roupala montana Aubl.<text:s/></text:p>
          </table:table-cell>
          <table:table-cell office:value-type="string" table:style-name="ce6">
            <text:p>Danto , Danto hediondo Danto ratón<text:s/></text:p>
          </table:table-cell>
          <table:table-cell office:value-type="string" table:style-name="ce1">
            <text:p>Prote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oystonea oleracea (Jacq.) O. F. Cook<text:s/></text:p>
          </table:table-cell>
          <table:table-cell office:value-type="string" table:style-name="ce6">
            <text:p>Palma real del carib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Roystonea regia (Kunth) O. F. Cook<text:s/></text:p>
          </table:table-cell>
          <table:table-cell office:value-type="string" table:style-name="ce6">
            <text:p>Palma real de Cub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Ruptiliocarpon caracolito Hammel &amp; N. Zamora<text:s/></text:p>
          </table:table-cell>
          <table:table-cell office:value-type="string" table:style-name="ce6">
            <text:p>Caracolito , Cedro caracolito<text:s/></text:p>
          </table:table-cell>
          <table:table-cell office:value-type="string" table:style-name="ce1">
            <text:p>Lepidobotry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bal domingensis Becc.<text:s/></text:p>
          </table:table-cell>
          <table:table-cell office:value-type="string" table:style-name="ce6">
            <text:p>Saba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bal mauritiiformis (H. Karst.) Griseb. &amp; H.<text:s/></text:p>
          </table:table-cell>
          <table:table-cell office:value-type="string" table:style-name="ce6">
            <text:p>Sabal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coglottis trichogyna Cuatrec.<text:s/></text:p>
          </table:table-cell>
          <table:table-cell office:value-type="string" table:style-name="ce6">
            <text:p>Campano<text:s/></text:p>
          </table:table-cell>
          <table:table-cell office:value-type="string" table:style-name="ce1">
            <text:p>Humir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Sacoglottis trichogyna Cuatrec.<text:s/></text:p>
          </table:table-cell>
          <table:table-cell office:value-type="string" table:style-name="ce6">
            <text:p>Colmena , Cucaracho , Danto , Danto plomillo , Erizo , Titor<text:s/></text:p>
          </table:table-cell>
          <table:table-cell office:value-type="string" table:style-name="ce1">
            <text:p>Humir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alix babylonica L.<text:s/></text:p>
          </table:table-cell>
          <table:table-cell office:value-type="string" table:style-name="ce6">
            <text:p>Sauce llorón<text:s/></text:p>
          </table:table-cell>
          <table:table-cell office:value-type="string" table:style-name="ce1">
            <text:p>Sali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alix humboldtiana Willd.<text:s/></text:p>
          </table:table-cell>
          <table:table-cell office:value-type="string" table:style-name="ce6">
            <text:p>Sauce , Sauce llorón<text:s/></text:p>
          </table:table-cell>
          <table:table-cell office:value-type="string" table:style-name="ce1">
            <text:p>Sali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Samanea saman (Jacq.) Merr.<text:s/></text:p>
          </table:table-cell>
          <table:table-cell office:value-type="string" table:style-name="ce6">
            <text:p>Cenicero , Cenízaro , Genízaro , Genízar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apindus saponaria L.<text:s/></text:p>
          </table:table-cell>
          <table:table-cell office:value-type="string" table:style-name="ce6">
            <text:p>Chumico Jaboncillo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pium glandulosum (L.) Morong<text:s/></text:p>
          </table:table-cell>
          <table:table-cell office:value-type="string" table:style-name="ce6">
            <text:p>Yos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apium laurifolium (Rich.) Griseb<text:s/></text:p>
          </table:table-cell>
          <table:table-cell office:value-type="string" table:style-name="ce6">
            <text:p>Yos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Sapranthus palanga R. E. Fr.<text:s/></text:p>
          </table:table-cell>
          <table:table-cell office:value-type="string" table:style-name="ce6">
            <text:p>Guineo , Palanco Plátano <text:s/>, Turrú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20">
          <table:table-cell office:value-type="string" table:style-name="ce5">
            <text:p>Schefflera morototoni (Aubl.) Maguire, Steyerm.<text:s/></text:p>
          </table:table-cell>
          <table:table-cell office:value-type="string" table:style-name="ce6">
            <text:p>Cola de pava , Fosforillo , Guarumo de montaña , Guarumón , Mano de león , Pava , Pavilla Pavo macho , Probado<text:s/></text:p>
          </table:table-cell>
          <table:table-cell office:value-type="string" table:style-name="ce1">
            <text:p>Ara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chinus molle L.<text:s/></text:p>
          </table:table-cell>
          <table:table-cell office:value-type="string" table:style-name="ce6">
            <text:p>Chile , Pimiento Pirul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Schizolobium parahyba (Vell.) S. F. Blake<text:s/></text:p>
          </table:table-cell>
          <table:table-cell office:value-type="string" table:style-name="ce6">
            <text:p>Caña fístula , Cañafistol , Gallinazo , Gallinazo del pacífico , Gavilán , Zorra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ciadodendron excelsum Griseb.<text:s/></text:p>
          </table:table-cell>
          <table:table-cell office:value-type="string" table:style-name="ce6">
            <text:p>Espiritu , Jobo , Lagarto<text:s/></text:p>
          </table:table-cell>
          <table:table-cell office:value-type="string" table:style-name="ce1">
            <text:p>Ara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clerolobium costaricense N. Zamora &amp; Poveda<text:s/></text:p>
          </table:table-cell>
          <table:table-cell office:value-type="string" table:style-name="ce6">
            <text:p>Arenillo Tostad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ebastiania pavoniana Mull. Arg.<text:s/></text:p>
          </table:table-cell>
          <table:table-cell office:value-type="string" table:style-name="ce6">
            <text:p>Mario , Palo de sapo<text:s/></text:p>
          </table:table-cell>
          <table:table-cell office:value-type="string" table:style-name="ce1">
            <text:p>Euphor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enna papillosa (Britton &amp; Rose) H. S. Ir<text:s/></text:p>
          </table:table-cell>
          <table:table-cell office:value-type="string" table:style-name="ce6">
            <text:p>Abejón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nna pendula (Willd.) H. S. Irwin &amp; Ba<text:s/></text:p>
          </table:table-cell>
          <table:table-cell office:value-type="string" table:style-name="ce6">
            <text:p>Candelill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enna reticulata (Willd.) H. S. Britton &amp; Ba<text:s/></text:p>
          </table:table-cell>
          <table:table-cell office:value-type="string" table:style-name="ce6">
            <text:p>Saragundí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nna spectabilis (DC.) H. S. Irwin &amp; Barne<text:s/></text:p>
          </table:table-cell>
          <table:table-cell office:value-type="string" table:style-name="ce6">
            <text:p>Candelillo Vainill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Sideroxylon capiri (A. DC.) Pittier<text:s/></text:p>
          </table:table-cell>
          <table:table-cell office:value-type="string" table:style-name="ce6">
            <text:p>Caracolillo , Danto amarillo , Níspero de monte , Tempisque<text:s/></text:p>
          </table:table-cell>
          <table:table-cell office:value-type="string" table:style-name="ce1">
            <text:p>Sapo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imaba cedron Planch.<text:s/></text:p>
          </table:table-cell>
          <table:table-cell office:value-type="string" table:style-name="ce6">
            <text:p>Cedrón<text:s/></text:p>
          </table:table-cell>
          <table:table-cell office:value-type="string" table:style-name="ce1">
            <text:p>Simaroub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Simarouba amara Aubl.<text:s/></text:p>
          </table:table-cell>
          <table:table-cell office:value-type="string" table:style-name="ce6">
            <text:p>Aceituno , Aceituno negro<text:s/></text:p>
          </table:table-cell>
          <table:table-cell office:value-type="string" table:style-name="ce1">
            <text:p>Simaroub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Simarouba glauca DC.<text:s/></text:p>
          </table:table-cell>
          <table:table-cell office:value-type="string" table:style-name="ce6">
            <text:p>Aceitino negro , Aceituno , Manteco , Negrito , Olivo , Zapatero<text:s/></text:p>
          </table:table-cell>
          <table:table-cell office:value-type="string" table:style-name="ce1">
            <text:p>Simaroub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imira maxonii (Standl.) Steyerm.<text:s/></text:p>
          </table:table-cell>
          <table:table-cell office:value-type="string" table:style-name="ce6">
            <text:p>Guaitil colorado Siguatil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iparuna gesnerioides (Kunth) A. DC.<text:s/></text:p>
          </table:table-cell>
          <table:table-cell office:value-type="string" table:style-name="ce6">
            <text:p>Limoncillo<text:s/></text:p>
          </table:table-cell>
          <table:table-cell office:value-type="string" table:style-name="ce1">
            <text:p>Monim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loanea ampla I. M. Jonhst.<text:s/></text:p>
          </table:table-cell>
          <table:table-cell office:value-type="string" table:style-name="ce6">
            <text:p>Achiotill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Sloanea faginea Standl.<text:s/></text:p>
          </table:table-cell>
          <table:table-cell office:value-type="string" table:style-name="ce6">
            <text:p>Abrojo , Paleta , Terciopel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loanea latifolia (Rich.) K. Schum<text:s/></text:p>
          </table:table-cell>
          <table:table-cell office:value-type="string" table:style-name="ce6">
            <text:p>Paleta , Terciopel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loanea laurifolia (Benth.) Benth.<text:s/></text:p>
          </table:table-cell>
          <table:table-cell office:value-type="string" table:style-name="ce6">
            <text:p>Abroj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loanea medusula K. Schum. &amp; Pittier<text:s/></text:p>
          </table:table-cell>
          <table:table-cell office:value-type="string" table:style-name="ce6">
            <text:p>Abrojo , Guellaperr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loanea obtusifolia (Moric.) K. Schum.<text:s/></text:p>
          </table:table-cell>
          <table:table-cell office:value-type="string" table:style-name="ce6">
            <text:p>Abrojo , Guellaperr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loanea picapica Standl.<text:s/></text:p>
          </table:table-cell>
          <table:table-cell office:value-type="string" table:style-name="ce6">
            <text:p>Ira rosa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loanea spp<text:s/></text:p>
          </table:table-cell>
          <table:table-cell office:value-type="string" table:style-name="ce6">
            <text:p>Huesill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loanea terniflora (Moc. &amp; Sesse ex DC.) Sta<text:s/></text:p>
          </table:table-cell>
          <table:table-cell office:value-type="string" table:style-name="ce6">
            <text:p>Pica pica Terciopelo<text:s/></text:p>
          </table:table-cell>
          <table:table-cell office:value-type="string" table:style-name="ce1">
            <text:p>Elaeocarp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Socratea exrrhiza (Mart.) H. Wendl.<text:s/></text:p>
          </table:table-cell>
          <table:table-cell office:value-type="string" table:style-name="ce6">
            <text:p>Chonta patona Maquenqu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pathodea campanulata P. Beauv.<text:s/></text:p>
          </table:table-cell>
          <table:table-cell office:value-type="string" table:style-name="ce6">
            <text:p>Llama del bosque<text:s text:c="2"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pondias dulcis Parkinson<text:s/></text:p>
          </table:table-cell>
          <table:table-cell office:value-type="string" table:style-name="ce6">
            <text:p>Yuplón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Spondias mombin L.<text:s/></text:p>
          </table:table-cell>
          <table:table-cell office:value-type="string" table:style-name="ce6">
            <text:p>Bala , Bara , Blá , Daplá , Hogplum , Jobo Jocote , Jocote jobo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21">
          <table:table-cell office:value-type="string" table:style-name="ce5">
            <text:p>Spondias purpurea L.<text:s/></text:p>
          </table:table-cell>
          <table:table-cell office:value-type="string" table:style-name="ce6">
            <text:p>Bala karbö , Bolá , Braa Ciruelo , Jocote , Jocote cimarrón , Jocote corona , Jocote de iguana , Jocote garrobo Jocote iguanero , Jocote inviernero , Jocote invierniz , Jocote jimoyo , Jocote nica , Jocote tronador , Jocote veranero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pondias radlkoferi Donn. Sm.<text:s/></text:p>
          </table:table-cell>
          <table:table-cell office:value-type="string" table:style-name="ce6">
            <text:p>Jobo , Jobo negro , Jocote cimarrón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temmadenia donnell-smithii (Rose) Woodson<text:s/></text:p>
          </table:table-cell>
          <table:table-cell office:value-type="string" table:style-name="ce6">
            <text:p>Bijarro , Huevos de caballo , Huevos de toro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Stemmadenia obovata (Hook. &amp; Arn.) K. Schum.<text:s/></text:p>
          </table:table-cell>
          <table:table-cell office:value-type="string" table:style-name="ce6">
            <text:p>Cojón de caballo , Guijarro , Huevos de toro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temmadenia spp<text:s/></text:p>
          </table:table-cell>
          <table:table-cell office:value-type="string" table:style-name="ce6">
            <text:p>Huevos de caballo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enocereus aragonii (F. A. C. Weber) Buxb.<text:s/></text:p>
          </table:table-cell>
          <table:table-cell office:value-type="string" table:style-name="ce6">
            <text:p>Candelabro<text:s/></text:p>
          </table:table-cell>
          <table:table-cell office:value-type="string" table:style-name="ce1">
            <text:p>Cact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tephanopodium costaricense Prance<text:s/></text:p>
          </table:table-cell>
          <table:table-cell office:value-type="string" table:style-name="ce6">
            <text:p>Caja<text:s/></text:p>
          </table:table-cell>
          <table:table-cell office:value-type="string" table:style-name="ce1">
            <text:p>Dichapetal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terculia allenii E. Taylor<text:s/></text:p>
          </table:table-cell>
          <table:table-cell office:value-type="string" table:style-name="ce6">
            <text:p>Panamá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terculia apetala (Jacq.) H. Karst.<text:s/></text:p>
          </table:table-cell>
          <table:table-cell office:value-type="string" table:style-name="ce6">
            <text:p>Árbol de Panamá Castaño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Sterculia apetala (Jacq.) H. Karst.<text:s/></text:p>
          </table:table-cell>
          <table:table-cell office:value-type="string" table:style-name="ce6">
            <text:p>Palo de leche , Pan de leche , Panamá , Panamá , Piñón , Terciopelo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terculia recordiana Standl.<text:s/></text:p>
          </table:table-cell>
          <table:table-cell office:value-type="string" table:style-name="ce6">
            <text:p>Panamá Yuco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Stryphnodendron microstachyum Poepp. &amp; Endl.<text:s/></text:p>
          </table:table-cell>
          <table:table-cell office:value-type="string" table:style-name="ce6">
            <text:p>Gallinazo , Vainilla , Vainillo<text:s/></text:p>
          </table:table-cell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Swartzia cubensis (Britton &amp; P. Wilson) Sta<text:s/></text:p>
          </table:table-cell>
          <table:table-cell office:value-type="string" table:style-name="ce6">
            <text:p>Carboncillo Costilla de danto , Frijolón , Kakir klö , Kikir , Melón , Morider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Swartzia panamensis Benth.<text:s/></text:p>
          </table:table-cell>
          <table:table-cell office:value-type="string" table:style-name="ce6">
            <text:p>Carboncillo , Cutarro , Guayacán , Tacuaren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wartzia simplex (Sw.) Spreng.<text:s/></text:p>
          </table:table-cell>
          <table:table-cell office:value-type="string" table:style-name="ce6">
            <text:p>Naranjit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wietenia humilis Zucc.<text:s/></text:p>
          </table:table-cell>
          <table:table-cell office:value-type="string" table:style-name="ce6">
            <text:p>Cahoba Caob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wietenia macrophylla King<text:s/></text:p>
          </table:table-cell>
          <table:table-cell office:value-type="string" table:style-name="ce6">
            <text:p>Cahoba Caob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yagrus romanzoffiana (Cham.) Glassman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Symphonia globulifera L. f.<text:s/></text:p>
          </table:table-cell>
          <table:table-cell office:value-type="string" table:style-name="ce6">
            <text:p>Amarillo , Botoncillo , Caraño , Cerillo , Leche amarill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ynechanthus warscewiczianus H. Wendl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yzygium jambos (L.) Alston<text:s/></text:p>
          </table:table-cell>
          <table:table-cell office:value-type="string" table:style-name="ce6">
            <text:p>Manzana rosa<text:s/></text:p>
          </table:table-cell>
          <table:table-cell office:value-type="string" table:style-name="ce1">
            <text:p>Myrt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Tabebuia chrysantha (Jacq.) G. Nicholson<text:s/></text:p>
          </table:table-cell>
          <table:table-cell office:value-type="string" table:style-name="ce6">
            <text:p>Cortés , Cortez , Cortez amarillo , Corteza amarill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abebuia guayacan (Seem.) Hemsl.<text:s/></text:p>
          </table:table-cell>
          <table:table-cell office:value-type="string" table:style-name="ce6">
            <text:p>Cortés , Cortez , Cortéz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Tabebuia guayacan (Seem.) Hemsl.<text:s/></text:p>
          </table:table-cell>
          <table:table-cell office:value-type="string" table:style-name="ce6">
            <text:p>Cortez amarillo , Cortéz amarillo , Corteza , Corteza amarilla , Guayacán , Ulë'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abebuia impetiginosa (Mart. ex DC.) Standl.<text:s/></text:p>
          </table:table-cell>
          <table:table-cell office:value-type="string" table:style-name="ce6">
            <text:p>Cortés negro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abebuia ochracea (Cham.) Standl.<text:s/></text:p>
          </table:table-cell>
          <table:table-cell office:value-type="string" table:style-name="ce6">
            <text:p>Corteza amarilla Cortez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Tabebuia rosea (Bertol.) DC.<text:s/></text:p>
          </table:table-cell>
          <table:table-cell office:value-type="string" table:style-name="ce6">
            <text:p>Roble , Roble de sabana , Roble sabana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Tachigali versicolor Standl. &amp; L. O. Williams<text:s/></text:p>
          </table:table-cell>
          <table:table-cell office:value-type="string" table:style-name="ce6">
            <text:p>Alazán , Caña fístula , Cutarro amarillo , Palomo , Pellejo de toro , Plomo Reseco , Tostad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alauma gloriensis Pittier<text:s/></text:p>
          </table:table-cell>
          <table:table-cell office:value-type="string" table:style-name="ce6">
            <text:p>Magnolia<text:s/></text:p>
          </table:table-cell>
          <table:table-cell office:value-type="string" table:style-name="ce1">
            <text:p>Magno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amarindus indica L.<text:s/></text:p>
          </table:table-cell>
          <table:table-cell office:value-type="string" table:style-name="ce6">
            <text:p>Tamarindo<text:s/></text:p>
          </table:table-cell>
          <table:table-cell office:value-type="string" table:style-name="ce1">
            <text:p>Fabaceae-Caes.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Tapirira mexicana Marchand<text:s/></text:p>
          </table:table-cell>
          <table:table-cell office:value-type="string" table:style-name="ce6">
            <text:p>Cirrí , Cirrí blanco , Cirrí colorado , Ciruelo de montaña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Tapirira myriantha Triana &amp; Planch.<text:s/></text:p>
          </table:table-cell>
          <table:table-cell office:value-type="string" table:style-name="ce6">
            <text:p>Cedrillo Cedro dulce , Cedro manteco , Cedrón , Manteco<text:s/></text:p>
          </table:table-cell>
          <table:table-cell office:value-type="string" table:style-name="ce1">
            <text:p>Anacard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axodium mucronatum Ten.<text:s/></text:p>
          </table:table-cell>
          <table:table-cell office:value-type="string" table:style-name="ce6">
            <text:p>Taxodium<text:s text:c="2"/></text:p>
          </table:table-cell>
          <table:table-cell office:value-type="string" table:style-name="ce1">
            <text:p>Cupress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Tecoma stans (L.) C. Juss. ex Kunth<text:s/></text:p>
          </table:table-cell>
          <table:table-cell office:value-type="string" table:style-name="ce6">
            <text:p>Candelillo , Carboncillo , Serrecillo , Vainillo<text:s/></text:p>
          </table:table-cell>
          <table:table-cell office:value-type="string" table:style-name="ce1">
            <text:p>Bignon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ectona grandis L.f.<text:s/></text:p>
          </table:table-cell>
          <table:table-cell office:value-type="string" table:style-name="ce6">
            <text:p>Teca<text:s/></text:p>
          </table:table-cell>
          <table:table-cell office:value-type="string" table:style-name="ce1">
            <text:p>Vitic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Terminalia amazonia (J. F. Gmel.) Exell<text:s/></text:p>
          </table:table-cell>
          <table:table-cell office:value-type="string" table:style-name="ce6">
            <text:p>Amarillo , Amarillón , Carbonero , Cascarillo , Chano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22">
          <table:table-cell office:value-type="string" table:style-name="ce5">
            <text:p>Terminalia amazonia (J. F. Gmel.) Exell<text:s/></text:p>
          </table:table-cell>
          <table:table-cell office:value-type="string" table:style-name="ce6">
            <text:p>Escobo , Guayaba de montaña , Guayaba de monte , Guayabo de charco , Guayabo de montaña , Guayabo de monte , Guayabo negro , Guayabón , Naranjo volador Papayo amarillo , Quiubra , Roble coral , Shano , Surá , Volador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Terminalia bucidoides Standl. &amp; L. O. Williams<text:s/></text:p>
          </table:table-cell>
          <table:table-cell office:value-type="string" table:style-name="ce6">
            <text:p>Escobo , Escobo negro , Guayabo de charco , Guayabón negro , Pimiento , Roble de charco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erminalia catappa L.<text:s/></text:p>
          </table:table-cell>
          <table:table-cell office:value-type="string" table:style-name="ce6">
            <text:p>Almendro de playa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erminalia ivorensis A. Chev.<text:s/></text:p>
          </table:table-cell>
          <table:table-cell office:value-type="string" table:style-name="ce6">
            <text:p>Guayabón , Roble marfil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20">
          <table:table-cell office:value-type="string" table:style-name="ce5">
            <text:p>Terminalia oblonga (Ruiz &amp; Pav.) Steud.<text:s/></text:p>
          </table:table-cell>
          <table:table-cell office:value-type="string" table:style-name="ce6">
            <text:p>Guayaba de montaña , Guayaba de monte , Guayabo de montaña , Guayabón , Sholí , Shulú , Shwlwclö , Surá<text:s/></text:p>
          </table:table-cell>
          <table:table-cell office:value-type="string" table:style-name="ce1">
            <text:p>Combret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etragastris panamensis (Engl.) Kuntze<text:s/></text:p>
          </table:table-cell>
          <table:table-cell office:value-type="string" table:style-name="ce6">
            <text:p>Canfín , Copal , Querosén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etrathylacium macrophyllum Poepp.<text:s/></text:p>
          </table:table-cell>
          <table:table-cell office:value-type="string" table:style-name="ce6">
            <text:p>Lengua de vaca Zapote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heobroma angustifolium Moc. &amp; Sesse ex DC.<text:s/></text:p>
          </table:table-cell>
          <table:table-cell office:value-type="string" table:style-name="ce6">
            <text:p>Cacao de montaña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Theobroma simiarum Donn. Sm.<text:s/></text:p>
          </table:table-cell>
          <table:table-cell office:value-type="string" table:style-name="ce6">
            <text:p>Cacao de mico , Cacao de montaña Teta negra<text:s/></text:p>
          </table:table-cell>
          <table:table-cell office:value-type="string" table:style-name="ce1">
            <text:p>Stercu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hevetia ovata (Cav.) A. DC.<text:s/></text:p>
          </table:table-cell>
          <table:table-cell office:value-type="string" table:style-name="ce6">
            <text:p>Flor blanca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hevetia peruviana (Pers.) K. Schum.<text:s/></text:p>
          </table:table-cell>
          <table:table-cell office:value-type="string" table:style-name="ce6">
            <text:p>Chirca<text:s/></text:p>
          </table:table-cell>
          <table:table-cell office:value-type="string" table:style-name="ce1">
            <text:p>Apocynaceae<text:s/>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Thouinidium decandrum (Humb. &amp; Bonpl.) Radlk.<text:s/></text:p>
          </table:table-cell>
          <table:table-cell office:value-type="string" table:style-name="ce6">
            <text:p>Escobillo , Matapulgas , Sardinillo , Sardino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Ticodendron incognitum Gomez-Laur. &amp; Gomez<text:s/></text:p>
          </table:table-cell>
          <table:table-cell office:value-type="string" table:style-name="ce6">
            <text:p>Duraznillo , Jaúl macho , Jául nazareno<text:s/></text:p>
          </table:table-cell>
          <table:table-cell office:value-type="string" table:style-name="ce1">
            <text:p>Ticodend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ovomitopsis psychotrieafolia (Planch. &amp; Triana) D´Arcy<text:s/></text:p>
          </table:table-cell>
          <table:table-cell office:value-type="string" table:style-name="ce6">
            <text:p>Sangre de tor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Trachycarpus fortunei (Hook) H. Wendl.<text:s/></text:p>
          </table:table-cell>
          <table:table-cell office:value-type="string" table:style-name="ce6">
            <text:p>Palma de molino de viento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9">
          <table:table-cell office:value-type="string" table:style-name="ce5">
            <text:p>Trattinnickia aspera (Standl.) Swart<text:s/></text:p>
          </table:table-cell>
          <table:table-cell office:value-type="string" table:style-name="ce6">
            <text:p>Caraño , Caraña , Carao amargo<text:s/></text:p>
          </table:table-cell>
          <table:table-cell office:value-type="string" table:style-name="ce1">
            <text:p>Burseraceae<text:s/></text:p>
          </table:table-cell>
          <table:table-cell table:number-columns-repeated="16381"/>
        </table:table-row>
        <table:table-row table:style-name="ro11">
          <table:table-cell office:value-type="string" table:style-name="ce5">
            <text:p>Trema integerrima (Beurl.) Standl.<text:s/></text:p>
          </table:table-cell>
          <table:table-cell office:value-type="string" table:style-name="ce6">
            <text:p>Capulin , Capulín blanco , Capulín negro , Jucó , Jucó , Vara blanca<text:s/></text:p>
          </table:table-cell>
          <table:table-cell office:value-type="string" table:style-name="ce1">
            <text:p>Ulm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Trema micrantha (L.) Blume<text:s/></text:p>
          </table:table-cell>
          <table:table-cell office:value-type="string" table:style-name="ce6">
            <text:p>Capulín , Capulín blanco , Capulín negro , Jucó , Urré , Vara , Vara blanca<text:s/></text:p>
          </table:table-cell>
          <table:table-cell office:value-type="string" table:style-name="ce1">
            <text:p>Ulm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richilia adolfi Harms<text:s/></text:p>
          </table:table-cell>
          <table:table-cell office:value-type="string" table:style-name="ce6">
            <text:p>Uruc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richilia glabra L.<text:s/></text:p>
          </table:table-cell>
          <table:table-cell office:value-type="string" table:style-name="ce6">
            <text:p>Uruc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richilia havanensis Jacq.<text:s/></text:p>
          </table:table-cell>
          <table:table-cell office:value-type="string" table:style-name="ce6">
            <text:p>Uruc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richilia hirta L.<text:s/></text:p>
          </table:table-cell>
          <table:table-cell office:value-type="string" table:style-name="ce6">
            <text:p>Cedrón Uruc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Trichilia martiana C. DC.<text:s/></text:p>
          </table:table-cell>
          <table:table-cell office:value-type="string" table:style-name="ce6">
            <text:p>Cedrillo , Cola de pava , Manteco , Uruca<text:s/></text:p>
          </table:table-cell>
          <table:table-cell office:value-type="string" table:style-name="ce1">
            <text:p>Meli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Trichospermun galeottii (Turcz.) Kosterm.<text:s/></text:p>
          </table:table-cell>
          <table:table-cell office:value-type="string" table:style-name="ce6">
            <text:p>Capulín , Capulín colorado , Capulín sabanero , Guácimo blanco , Jucó blanco , Majagua , Plomo<text:s/></text:p>
          </table:table-cell>
          <table:table-cell office:value-type="string" table:style-name="ce1">
            <text:p>Tiliaceae<text:s/>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Triplaris melaenodendron (Bertol.) Standl. &amp; Steye<text:s/></text:p>
          </table:table-cell>
          <table:table-cell office:value-type="string" table:style-name="ce6">
            <text:p>Bailarín , Barrabás , Hormigo , Palo de santo , Palo santo , Tabaco , Tabaco de montaña , Tabacón<text:s/></text:p>
          </table:table-cell>
          <table:table-cell office:value-type="string" table:style-name="ce1">
            <text:p>Polygon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lmus mexicana (Liebm.) Planch.<text:s/></text:p>
          </table:table-cell>
          <table:table-cell office:value-type="string" table:style-name="ce6">
            <text:p>Cenízaro Tirrá<text:s/></text:p>
          </table:table-cell>
          <table:table-cell office:value-type="string" table:style-name="ce1">
            <text:p>Ulm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Unonopsis pittieri Saff.<text:s/></text:p>
          </table:table-cell>
          <table:table-cell office:value-type="string" table:style-name="ce6">
            <text:p>Anonillo , Yaya , Yay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Urera laciniata (Goudot) Wedd.<text:s/></text:p>
          </table:table-cell>
          <table:table-cell office:value-type="string" table:style-name="ce6">
            <text:p>Ortiga<text:s/></text:p>
          </table:table-cell>
          <table:table-cell office:value-type="string" table:style-name="ce1">
            <text:p>Urtic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Uribea tamarindoides Dugand &amp; Romero<text:s/></text:p>
          </table:table-cell>
          <table:table-cell office:value-type="string" table:style-name="ce6">
            <text:p>Almendro , Tamarindo , Tamarindo de montaña , Tamarindo gigante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Vaccinium consanguineaum Klotzsch<text:s/></text:p>
          </table:table-cell>
          <table:table-cell office:value-type="string" table:style-name="ce6">
            <text:p>Arrayán<text:s/></text:p>
          </table:table-cell>
          <table:table-cell office:value-type="string" table:style-name="ce1">
            <text:p>Ericaceae<text:s/></text:p>
          </table:table-cell>
          <table:table-cell table:number-columns-repeated="16381"/>
        </table:table-row>
        <table:table-row table:style-name="ro17">
          <table:table-cell office:value-type="string" table:style-name="ce5">
            <text:p>Vantanea barbourii Standl.<text:s/></text:p>
          </table:table-cell>
          <table:table-cell office:value-type="string" table:style-name="ce6">
            <text:p>Campano , Caracolillo , Chiricano , Chiricano alegre , Chiricano triste , Ira , Ira chiricana , Ira chiricano , Níspero<text:s/></text:p>
          </table:table-cell>
          <table:table-cell office:value-type="string" table:style-name="ce1">
            <text:p>Humiri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Vatairea lundelii (Standl.) Killip<text:s/></text:p>
          </table:table-cell>
          <table:table-cell office:value-type="string" table:style-name="ce6">
            <text:p>Cocobolo de San , Carlos , Amargo , Amarillón , Carao macho<text:s/></text:p>
          </table:table-cell>
          <table:table-cell office:value-type="string" table:style-name="ce1">
            <text:p>Fabaceae-Pap.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Viburnum costaricanum (Oerst.) Hemsl.<text:s/></text:p>
          </table:table-cell>
          <table:table-cell office:value-type="string" table:style-name="ce6">
            <text:p>Curá<text:s/></text:p>
          </table:table-cell>
          <table:table-cell office:value-type="string" table:style-name="ce1">
            <text:p>Cappari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Virola guatemalensis (Hemsl.) Warb.<text:s/></text:p>
          </table:table-cell>
          <table:table-cell office:value-type="string" table:style-name="ce6">
            <text:p>Bogamaní , Fruta dorada<text:s/></text:p>
          </table:table-cell>
          <table:table-cell office:value-type="string" table:style-name="ce1">
            <text:p>Myristic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Virola koschnyi Warb.<text:s/></text:p>
          </table:table-cell>
          <table:table-cell office:value-type="string" table:style-name="ce6">
            <text:p>Bogamaní fruta , Brok , Candelo Fruta dorada , Miguelario , Shurekimo<text:s/></text:p>
          </table:table-cell>
          <table:table-cell office:value-type="string" table:style-name="ce1">
            <text:p>Myristi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Virola sebifera Aubl.<text:s/></text:p>
          </table:table-cell>
          <table:table-cell office:value-type="string" table:style-name="ce6">
            <text:p>Fruta dorada<text:s/></text:p>
          </table:table-cell>
          <table:table-cell office:value-type="string" table:style-name="ce1">
            <text:p>Myristic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Virola surinamensis (Rol. ex ) Rottb. Warb.<text:s/></text:p>
          </table:table-cell>
          <table:table-cell office:value-type="string" table:style-name="ce6">
            <text:p>Candelo , Fruta dorada<text:s/></text:p>
          </table:table-cell>
          <table:table-cell office:value-type="string" table:style-name="ce1">
            <text:p>Myristic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Vismia baccifera (L.) Triana &amp; Planch.<text:s/></text:p>
          </table:table-cell>
          <table:table-cell office:value-type="string" table:style-name="ce6">
            <text:p>Achiotill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Vismia macrophylla Kunth<text:s/></text:p>
          </table:table-cell>
          <table:table-cell office:value-type="string" table:style-name="ce6">
            <text:p>Achiotillo<text:s/></text:p>
          </table:table-cell>
          <table:table-cell office:value-type="string" table:style-name="ce1">
            <text:p>Clusi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Vitex cooperi Standl.<text:s/></text:p>
          </table:table-cell>
          <table:table-cell office:value-type="string" table:style-name="ce6">
            <text:p>Cacho de venado , Cuajada , Manú blanco , Manú cuajada , Manú plátano , Mer , Plátano<text:s/></text:p>
          </table:table-cell>
          <table:table-cell office:value-type="string" table:style-name="ce1">
            <text:p>Viticaceae<text:s/></text:p>
          </table:table-cell>
          <table:table-cell table:number-columns-repeated="16381"/>
        </table:table-row>
        <table:table-row table:style-name="ro16">
          <table:table-cell office:value-type="string" table:style-name="ce5">
            <text:p>Vochysia allenii Standl. &amp; L.O. Williams<text:s/></text:p>
          </table:table-cell>
          <table:table-cell office:value-type="string" table:style-name="ce6">
            <text:p>Areno colorado , Baak , Barbachele , Barbaschele , Botarrama blanco , Botarrama negro , Mayo , Mayo blanco , Mayo rosado , Palo de mayo , San juanillo<text:s/></text:p>
          </table:table-cell>
          <table:table-cell office:value-type="string" table:style-name="ce1">
            <text:p>Vochysiaceae<text:s/></text:p>
          </table:table-cell>
          <table:table-cell table:number-columns-repeated="16381"/>
        </table:table-row>
        <table:table-row table:style-name="ro23">
          <table:table-cell office:value-type="string" table:style-name="ce5">
            <text:p>Vochysia ferruginea Mart.<text:s/></text:p>
          </table:table-cell>
          <table:table-cell office:value-type="string" table:style-name="ce6">
            <text:p>Areno , Botarrama , Chancho , Chancho colorado , Flor de mayo , Mayo , Mayo colorado , Mayo negro , Palo de chancho , Palo de mayo , Palo mayo , Sebo<text:s/></text:p>
          </table:table-cell>
          <table:table-cell office:value-type="string" table:style-name="ce1">
            <text:p>Vochysiaceae<text:s/></text:p>
          </table:table-cell>
          <table:table-cell table:number-columns-repeated="16381"/>
        </table:table-row>
        <table:table-row table:style-name="ro14">
          <table:table-cell office:value-type="string" table:style-name="ce5">
            <text:p>Vochysia guatemalensis Donn. Sm.<text:s/></text:p>
          </table:table-cell>
          <table:table-cell office:value-type="string" table:style-name="ce6">
            <text:p>Barbaschele , Cebo Chancho , Chanco blanco , Ira de agua , Mayo , Mayo blanco , Palo de mayo<text:s/></text:p>
          </table:table-cell>
          <table:table-cell office:value-type="string" table:style-name="ce1">
            <text:p>Vochys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Vochysia megalophylla Stafleu<text:s/></text:p>
          </table:table-cell>
          <table:table-cell office:value-type="string" table:style-name="ce6">
            <text:p>Ira de agua Mayo<text:s/></text:p>
          </table:table-cell>
          <table:table-cell office:value-type="string" table:style-name="ce1">
            <text:p>Vochys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Vouarana anomala (Steyerm.) P. Acevedo<text:s/></text:p>
          </table:table-cell>
          <table:table-cell office:value-type="string" table:style-name="ce6">
            <text:p>Areno<text:s/></text:p>
          </table:table-cell>
          <table:table-cell office:value-type="string" table:style-name="ce1">
            <text:p>Sapind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Warszewiczia coccinea (Vahl) Klotzsch<text:s/></text:p>
          </table:table-cell>
          <table:table-cell office:value-type="string" table:style-name="ce6">
            <text:p>Pastora de montaña<text:s/></text:p>
          </table:table-cell>
          <table:table-cell office:value-type="string" table:style-name="ce1">
            <text:p>Rub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Washingtonia robusta H. Wendl.<text:s/></text:p>
          </table:table-cell>
          <table:table-cell office:value-type="string" table:style-name="ce6">
            <text:p>Palma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0">
          <table:table-cell office:value-type="string" table:style-name="ce5">
            <text:p>Weinmannia pinnata L.<text:s/></text:p>
          </table:table-cell>
          <table:table-cell office:value-type="string" table:style-name="ce6">
            <text:p>Arrayán , Arrayán blanco Arrayán colorado , Arrayán lorito , Llorón , Lorito , Loro<text:s/></text:p>
          </table:table-cell>
          <table:table-cell office:value-type="string" table:style-name="ce1">
            <text:p>Cunon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Weinmannia wercklei Standl.<text:s/></text:p>
          </table:table-cell>
          <table:table-cell office:value-type="string" table:style-name="ce6">
            <text:p>Arrayán , Arrayán mora<text:s/></text:p>
          </table:table-cell>
          <table:table-cell office:value-type="string" table:style-name="ce1">
            <text:p>Cunon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Welfia georgii H. Wendl. ex Burret<text:s/></text:p>
          </table:table-cell>
          <table:table-cell office:value-type="string" table:style-name="ce6">
            <text:p>Corozo , Maquenque<text:s/></text:p>
          </table:table-cell>
          <table:table-cell office:value-type="string" table:style-name="ce1">
            <text:p>Arec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Willianodendron glaucophyllum (van der Werff) Kubitzki<text:s/></text:p>
          </table:table-cell>
          <table:table-cell office:value-type="string" table:style-name="ce6">
            <text:p>Melón Oloroso<text:s/></text:p>
          </table:table-cell>
          <table:table-cell office:value-type="string" table:style-name="ce1">
            <text:p>Lau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Wimmeria sternii Lundell<text:s/></text:p>
          </table:table-cell>
          <table:table-cell office:value-type="string" table:style-name="ce6">
            <text:p>Corroncho<text:s/></text:p>
          </table:table-cell>
          <table:table-cell office:value-type="string" table:style-name="ce1">
            <text:p>Celast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Xylopia frutescens Aubl.<text:s/></text:p>
          </table:table-cell>
          <table:table-cell office:value-type="string" table:style-name="ce6">
            <text:p>Pavit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Xylopia sericophylla Standl. &amp; L. O. Williams<text:s/></text:p>
          </table:table-cell>
          <table:table-cell office:value-type="string" table:style-name="ce6">
            <text:p>Flaco Gabul , Lengua de gallina , Manga larga , Yay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Xylopia spp<text:s/></text:p>
          </table:table-cell>
          <table:table-cell office:value-type="string" table:style-name="ce6">
            <text:p>Anonillo<text:s/></text:p>
          </table:table-cell>
          <table:table-cell office:value-type="string" table:style-name="ce1">
            <text:p>Annon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Xylosma flexuosa (Kunth) Hemsl.<text:s/></text:p>
          </table:table-cell>
          <table:table-cell office:value-type="string" table:style-name="ce6">
            <text:p>Peipute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Xylosma intermedia (Seem.) Triana &amp; Planch.<text:s/></text:p>
          </table:table-cell>
          <table:table-cell office:value-type="string" table:style-name="ce6">
            <text:p>Peipute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Xylosma spp<text:s/></text:p>
          </table:table-cell>
          <table:table-cell office:value-type="string" table:style-name="ce6">
            <text:p>Peipute<text:s/></text:p>
          </table:table-cell>
          <table:table-cell office:value-type="string" table:style-name="ce1">
            <text:p>Flacourti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Yucca guatemalensis hort. ex Baker<text:s/></text:p>
          </table:table-cell>
          <table:table-cell office:value-type="string" table:style-name="ce6">
            <text:p>Itabo Izote<text:s/></text:p>
          </table:table-cell>
          <table:table-cell office:value-type="string" table:style-name="ce1">
            <text:p>Agav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Zamia fairchildiana L.D. Gomez<text:s/></text:p>
          </table:table-cell>
          <table:table-cell office:value-type="string" table:style-name="ce6">
            <text:p>Zamia<text:s/></text:p>
          </table:table-cell>
          <table:table-cell office:value-type="string" table:style-name="ce1">
            <text:p>Zami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Zamia skinneri Warsz. ex A. Dietr.<text:s/></text:p>
          </table:table-cell>
          <table:table-cell office:value-type="string" table:style-name="ce6">
            <text:p>Zamia<text:s/></text:p>
          </table:table-cell>
          <table:table-cell office:value-type="string" table:style-name="ce1">
            <text:p>Zami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Zanthoxylum ekmannii (Urb.) Alain<text:s/></text:p>
          </table:table-cell>
          <table:table-cell office:value-type="string" table:style-name="ce6">
            <text:p>Lagarto , Lagarto amarill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Zanthoxylum kellermanii P. Wilson<text:s/></text:p>
          </table:table-cell>
          <table:table-cell office:value-type="string" table:style-name="ce6">
            <text:p>Lagarto , Lagarto negr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7">
          <table:table-cell office:value-type="string" table:style-name="ce5">
            <text:p>Zanthoxylum melanostictum Schltdl. &amp; Cham.<text:s/></text:p>
          </table:table-cell>
          <table:table-cell office:value-type="string" table:style-name="ce6">
            <text:p>Arcabú , Lagartillo , Lagartillo colorado , Lagarto , Lagarto colorad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13">
          <table:table-cell office:value-type="string" table:style-name="ce5">
            <text:p>Zanthoxylum monophyllum (Lam.) P. Wilson<text:s/></text:p>
          </table:table-cell>
          <table:table-cell office:value-type="string" table:style-name="ce6">
            <text:p>Lagarto , Lagarto amarillo , Lagarto blanco , Lagarto blanco , Lagarto colorado , Lagarto negro<text:s/></text:p>
          </table:table-cell>
          <table:table-cell office:value-type="string" table:style-name="ce1">
            <text:p>Rut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Zinowiewia costaricensis Lundell<text:s/></text:p>
          </table:table-cell>
          <table:table-cell office:value-type="string" table:style-name="ce6">
            <text:p>Corroncho<text:s/></text:p>
          </table:table-cell>
          <table:table-cell office:value-type="string" table:style-name="ce1">
            <text:p>Celastraceae<text:s/>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Zinowiewia integerrima (Turcz.) Turcz.<text:s/></text:p>
          </table:table-cell>
          <table:table-cell office:value-type="string" table:style-name="ce6">
            <text:p>Corroncho<text:s/></text:p>
          </table:table-cell>
          <table:table-cell office:value-type="string" table:style-name="ce1">
            <text:p>Celastraceae<text:s/>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Zygia longifolia (Humb. &amp; Bonpl. ex Willd.) Britton<text:s/></text:p>
          </table:table-cell>
          <table:table-cell table:style-name="ce6"/>
          <table:table-cell office:value-type="string" table:style-name="ce1">
            <text:p>Fabaceae-Mim.<text:s/></text:p>
          </table:table-cell>
          <table:table-cell table:number-columns-repeated="16381"/>
        </table:table-row>
        <table:table-row table:number-rows-repeated="10478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Gabriel</meta:initial-creator>
    <dc:creator>Gabriel</dc:creator>
    <meta:creation-date>2015-06-05T18:17:20Z</meta:creation-date>
    <dc:date>2023-08-20T20:30:55Z</dc:date>
  </office:meta>
</office:document-meta>
</file>